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e3d" officeooo:paragraph-rsid="00101e3d"/>
    </style:style>
    <style:style style:name="P2" style:family="paragraph" style:parent-style-name="Standard">
      <style:text-properties officeooo:rsid="0010d06c" officeooo:paragraph-rsid="0010d06c"/>
    </style:style>
    <style:style style:name="P3" style:family="paragraph" style:parent-style-name="Standard">
      <style:text-properties officeooo:rsid="0010d06c" officeooo:paragraph-rsid="0012fd4a"/>
    </style:style>
    <style:style style:name="P4" style:family="paragraph" style:parent-style-name="Standard">
      <style:text-properties fo:font-weight="bold" officeooo:rsid="0010d06c" officeooo:paragraph-rsid="0010d06c" style:font-weight-asian="bold" style:font-weight-complex="bold"/>
    </style:style>
    <style:style style:name="P5" style:family="paragraph" style:parent-style-name="Standard">
      <style:text-properties fo:font-weight="bold" officeooo:rsid="00101e3d" officeooo:paragraph-rsid="00101e3d" style:font-weight-asian="bold" style:font-weight-complex="bold"/>
    </style:style>
    <style:style style:name="P6" style:family="paragraph" style:parent-style-name="Standard">
      <style:text-properties style:font-name="Courier New" officeooo:rsid="0010d06c" officeooo:paragraph-rsid="0010d06c"/>
    </style:style>
    <style:style style:name="P7" style:family="paragraph" style:parent-style-name="Standard">
      <style:text-properties style:font-name="Courier New" fo:font-size="11pt" officeooo:rsid="0010d06c" officeooo:paragraph-rsid="0010d06c" style:font-size-asian="11pt" style:font-size-complex="11pt"/>
    </style:style>
    <style:style style:name="P8" style:family="paragraph" style:parent-style-name="Standard">
      <style:text-properties style:font-name="Courier New" fo:font-size="11pt" officeooo:rsid="00269c66" officeooo:paragraph-rsid="00150ed5" style:font-size-asian="11pt" style:font-size-complex="11pt"/>
    </style:style>
    <style:style style:name="P9" style:family="paragraph" style:parent-style-name="Standard">
      <style:text-properties style:font-name="Courier New" fo:font-size="11pt" fo:font-weight="bold" officeooo:rsid="00269c66" officeooo:paragraph-rsid="00150ed5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ourier New" fo:font-size="11pt" fo:font-weight="bold" officeooo:rsid="0010d06c" officeooo:paragraph-rsid="00101e3d" style:font-name-asian="Microsoft YaHei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text-properties style:font-name="Courier New" fo:font-size="11pt" fo:font-weight="bold" officeooo:rsid="0010d06c" officeooo:paragraph-rsid="001c5ed1" style:font-name-asian="Microsoft YaHei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text-properties style:font-name="Courier New" fo:font-size="11pt" fo:font-weight="normal" officeooo:rsid="0010d06c" officeooo:paragraph-rsid="00101e3d" style:font-name-asian="Microsoft YaHei" style:font-size-asian="11pt" style:font-weight-asian="normal" style:font-name-complex="Arial1" style:font-size-complex="11pt" style:font-weight-complex="normal"/>
    </style:style>
    <style:style style:name="P13" style:family="paragraph" style:parent-style-name="Standard">
      <style:text-properties style:font-name="Courier New" fo:font-size="11pt" fo:font-weight="normal" officeooo:rsid="0010d06c" officeooo:paragraph-rsid="001c5ed1" style:font-name-asian="Microsoft YaHei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32e980" officeooo:paragraph-rsid="001dc9cc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tyle="normal" fo:font-weight="bold" officeooo:rsid="0032e980" officeooo:paragraph-rsid="001dc9c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tyle="normal" officeooo:rsid="0032e980" officeooo:paragraph-rsid="001dc9cc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tyle="normal" officeooo:rsid="002e183e" officeooo:paragraph-rsid="001dc9cc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tyle="normal" officeooo:rsid="002f102a" officeooo:paragraph-rsid="001dc9cc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tyle="normal" officeooo:rsid="0025bfac" officeooo:paragraph-rsid="001dc9cc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tyle="normal" officeooo:rsid="00335649" officeooo:paragraph-rsid="001dc9cc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tyle="normal" fo:font-weight="normal" officeooo:rsid="0032e980" officeooo:paragraph-rsid="001dc9c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rsid="0014ac37" officeooo:paragraph-rsid="0014ac37"/>
    </style:style>
    <style:style style:name="P23" style:family="paragraph" style:parent-style-name="Standard">
      <style:text-properties officeooo:rsid="0014c76c" officeooo:paragraph-rsid="0014c76c"/>
    </style:style>
    <style:style style:name="P24" style:family="paragraph" style:parent-style-name="Standard">
      <style:text-properties style:font-name="Calibri" fo:font-weight="bold" officeooo:rsid="00269c66" officeooo:paragraph-rsid="00150ed5" style:font-weight-asian="bold" style:font-weight-complex="bold"/>
    </style:style>
    <style:style style:name="P25" style:family="paragraph" style:parent-style-name="Standard">
      <style:text-properties style:font-name="Calibri" officeooo:rsid="00269c66" officeooo:paragraph-rsid="00150ed5"/>
    </style:style>
    <style:style style:name="P26" style:family="paragraph" style:parent-style-name="Standard">
      <style:text-properties fo:color="#000000" style:font-name="Courier New" fo:font-size="10pt" fo:font-weight="bold" officeooo:rsid="00260b9b" officeooo:paragraph-rsid="00150ed5" style:font-size-asian="10pt" style:font-weight-asian="bold" style:font-weight-complex="bold"/>
    </style:style>
    <style:style style:name="P27" style:family="paragraph" style:parent-style-name="Standard">
      <style:text-properties fo:color="#000000" style:font-name="Courier New" fo:font-size="10pt" officeooo:rsid="00260b9b" officeooo:paragraph-rsid="00150ed5" style:font-size-asian="10pt"/>
    </style:style>
    <style:style style:name="P28" style:family="paragraph" style:parent-style-name="Standard">
      <style:text-properties fo:color="#000000" style:font-name="Courier New" fo:font-size="10pt" fo:font-weight="normal" officeooo:rsid="00260b9b" officeooo:paragraph-rsid="00101e3d" style:font-name-asian="Microsoft YaHei" style:font-size-asian="10pt" style:font-weight-asian="normal" style:font-name-complex="Arial1" style:font-size-complex="12pt" style:font-weight-complex="normal"/>
    </style:style>
    <style:style style:name="P29" style:family="paragraph" style:parent-style-name="Standard">
      <style:text-properties fo:color="#000000" style:font-name="Courier New" fo:font-size="10pt" fo:font-weight="normal" officeooo:rsid="00260b9b" officeooo:paragraph-rsid="0018d643" style:font-name-asian="Microsoft YaHei" style:font-size-asian="10pt" style:font-weight-asian="normal" style:font-name-complex="Arial1" style:font-size-complex="12pt" style:font-weight-complex="normal"/>
    </style:style>
    <style:style style:name="P30" style:family="paragraph" style:parent-style-name="Standard">
      <style:text-properties fo:color="#000000" style:font-name="Courier New" fo:font-size="10pt" fo:font-weight="normal" officeooo:rsid="00260b9b" officeooo:paragraph-rsid="001f81d1" style:font-name-asian="Microsoft YaHei" style:font-size-asian="10pt" style:font-weight-asian="normal" style:font-name-complex="Arial1" style:font-size-complex="12pt" style:font-weight-complex="normal"/>
    </style:style>
    <style:style style:name="P31" style:family="paragraph" style:parent-style-name="Standard">
      <style:text-properties fo:color="#000000" style:font-name="Courier New" fo:font-size="10pt" fo:font-weight="normal" officeooo:rsid="00260b9b" officeooo:paragraph-rsid="002106c4" style:font-name-asian="Microsoft YaHei" style:font-size-asian="10pt" style:font-weight-asian="normal" style:font-name-complex="Arial1" style:font-size-complex="12pt" style:font-weight-complex="normal"/>
    </style:style>
    <style:style style:name="P32" style:family="paragraph" style:parent-style-name="Standard">
      <style:text-properties fo:color="#000000" style:font-name="Courier New" fo:font-size="10pt" fo:font-weight="normal" officeooo:rsid="001f81d1" officeooo:paragraph-rsid="001f81d1" style:font-name-asian="Microsoft YaHei" style:font-size-asian="10pt" style:font-weight-asian="normal" style:font-name-complex="Arial1" style:font-size-complex="12pt" style:font-weight-complex="normal"/>
    </style:style>
    <style:style style:name="P33" style:family="paragraph" style:parent-style-name="Standard">
      <style:text-properties fo:color="#000000" style:font-name="Courier New" fo:font-size="10pt" fo:font-weight="normal" officeooo:rsid="001f81d1" officeooo:paragraph-rsid="002106c4" style:font-name-asian="Microsoft YaHei" style:font-size-asian="10pt" style:font-weight-asian="normal" style:font-name-complex="Arial1" style:font-size-complex="12pt" style:font-weight-complex="normal"/>
    </style:style>
    <style:style style:name="P34" style:family="paragraph" style:parent-style-name="Standard">
      <style:text-properties officeooo:rsid="00160421" officeooo:paragraph-rsid="00160421"/>
    </style:style>
    <style:style style:name="P35" style:family="paragraph" style:parent-style-name="Standard">
      <style:text-properties style:font-name="Liberation Sans" fo:font-size="12pt" fo:font-weight="bold" officeooo:rsid="0010d06c" officeooo:paragraph-rsid="0010d06c" style:font-name-asian="Microsoft YaHei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text-properties style:font-name="Liberation Sans" fo:font-size="12pt" fo:font-weight="bold" officeooo:rsid="0010d06c" officeooo:paragraph-rsid="0012fd4a" style:font-name-asian="Microsoft YaHei" style:font-size-asian="12pt" style:font-weight-asian="bold" style:font-name-complex="Arial1" style:font-size-complex="12pt" style:font-weight-complex="bold"/>
    </style:style>
    <style:style style:name="P37" style:family="paragraph" style:parent-style-name="Standard">
      <style:text-properties style:font-name="Liberation Sans" fo:font-size="12pt" fo:font-weight="bold" officeooo:rsid="0010d06c" officeooo:paragraph-rsid="00101e3d" style:font-name-asian="Microsoft YaHei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text-properties style:font-name="Liberation Sans" fo:font-size="12pt" fo:font-weight="bold" officeooo:rsid="0016b140" officeooo:paragraph-rsid="0016b140" style:font-name-asian="Microsoft YaHei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text-properties style:font-name="Liberation Sans" fo:font-size="12pt" fo:font-weight="bold" officeooo:rsid="001f81d1" officeooo:paragraph-rsid="001f81d1" style:font-name-asian="Microsoft YaHei" style:font-size-asian="12pt" style:font-weight-asian="bold" style:font-name-complex="Arial1" style:font-size-complex="12pt" style:font-weight-complex="bold"/>
    </style:style>
    <style:style style:name="P40" style:family="paragraph" style:parent-style-name="Standard">
      <style:text-properties style:font-name="Liberation Sans" fo:font-size="12pt" fo:font-style="italic" fo:font-weight="normal" officeooo:rsid="001f81d1" officeooo:paragraph-rsid="001f81d1" style:font-name-asian="Microsoft YaHei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41" style:family="paragraph" style:parent-style-name="Standard">
      <style:text-properties style:font-name="Liberation Sans" fo:font-size="14.1000003814697pt" fo:font-weight="bold" officeooo:rsid="00160421" officeooo:paragraph-rsid="00101e3d" style:font-name-asian="Microsoft YaHei" style:font-size-asian="14.1000003814697pt" style:font-weight-asian="bold" style:font-name-complex="Arial1" style:font-size-complex="14.1000003814697pt" style:font-weight-complex="bold"/>
    </style:style>
    <style:style style:name="P42" style:family="paragraph" style:parent-style-name="Standard">
      <style:text-properties style:font-name="Arial" fo:font-size="11pt" officeooo:rsid="00160421" officeooo:paragraph-rsid="00160421" style:font-size-asian="11pt" style:font-size-complex="11pt"/>
    </style:style>
    <style:style style:name="P43" style:family="paragraph" style:parent-style-name="Standard">
      <style:text-properties style:font-name="Arial" fo:font-size="11pt" officeooo:rsid="00160421" officeooo:paragraph-rsid="0014c76c" style:font-size-asian="11pt" style:font-size-complex="11pt"/>
    </style:style>
    <style:style style:name="P44" style:family="paragraph" style:parent-style-name="Standard">
      <style:text-properties style:font-name="Arial" fo:font-size="11pt" officeooo:rsid="0014c76c" officeooo:paragraph-rsid="0014c76c" style:font-size-asian="11pt" style:font-size-complex="11pt"/>
    </style:style>
    <style:style style:name="P45" style:family="paragraph" style:parent-style-name="Standard">
      <style:text-properties style:font-name="Arial" fo:font-weight="normal" officeooo:rsid="00160421" officeooo:paragraph-rsid="0016042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tyle="normal" officeooo:rsid="002e183e" officeooo:paragraph-rsid="001dc9cc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tyle="normal" officeooo:rsid="001442ce" officeooo:paragraph-rsid="001dc9cc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tyle="normal" officeooo:rsid="002f102a" officeooo:paragraph-rsid="001dc9cc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tyle="normal" officeooo:rsid="002600e6" officeooo:paragraph-rsid="001dc9cc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tyle="normal" officeooo:rsid="003bed9c" officeooo:paragraph-rsid="001dc9cc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tyle="normal" officeooo:rsid="001dc9cc" officeooo:paragraph-rsid="001dc9cc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tyle="normal" fo:font-weight="bold" officeooo:rsid="002f102a" officeooo:paragraph-rsid="001dc9cc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tyle="normal" fo:font-weight="bold" officeooo:rsid="0032e980" officeooo:paragraph-rsid="001dc9cc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tyle="normal" fo:font-weight="normal" officeooo:rsid="002cd35f" officeooo:paragraph-rsid="001dc9c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tyle="normal" fo:font-weight="normal" officeooo:rsid="002600e6" officeooo:paragraph-rsid="001dc9cc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officeooo:paragraph-rsid="00160421"/>
    </style:style>
    <style:style style:name="P57" style:family="paragraph" style:parent-style-name="Standard">
      <style:text-properties fo:font-weight="normal" officeooo:rsid="00101e3d" officeooo:paragraph-rsid="00101e3d" style:font-weight-asian="normal" style:font-weight-complex="normal"/>
    </style:style>
    <style:style style:name="P58" style:family="paragraph" style:parent-style-name="Standard">
      <style:text-properties officeooo:paragraph-rsid="001c5ed1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12pt" fo:font-style="italic" style:text-underline-style="none" fo:font-weight="bold" officeooo:rsid="0010d06c" officeooo:paragraph-rsid="001f81d1" style:font-name-asian="Microsoft YaHei" style:font-size-asian="12pt" style:font-style-asian="italic" style:font-weight-asian="bold" style:font-name-complex="Arial1" style:font-size-complex="12pt" style:font-style-complex="italic" style:font-weight-complex="bold"/>
    </style:style>
    <style:style style:name="P60" style:family="paragraph" style:parent-style-name="Standard">
      <style:text-properties officeooo:paragraph-rsid="001f81d1"/>
    </style:style>
    <style:style style:name="P61" style:family="paragraph" style:parent-style-name="Standard">
      <style:text-properties officeooo:paragraph-rsid="002106c4"/>
    </style:style>
    <style:style style:name="P62" style:family="paragraph" style:parent-style-name="Standard">
      <style:paragraph-properties fo:margin-top="0cm" fo:margin-bottom="0cm" loext:contextual-spacing="false"/>
      <style:text-properties style:font-name="Calibri" fo:font-weight="bold" officeooo:rsid="0014c76c" officeooo:paragraph-rsid="0014c76c" style:font-weight-asian="bold"/>
    </style:style>
    <style:style style:name="P63" style:family="paragraph" style:parent-style-name="Standard">
      <style:paragraph-properties fo:margin-top="0cm" fo:margin-bottom="0cm" loext:contextual-spacing="false"/>
      <style:text-properties style:font-name="Calibri" fo:font-weight="bold" officeooo:rsid="001db77a" officeooo:paragraph-rsid="0014c76c" style:font-weight-asian="bold"/>
    </style:style>
    <style:style style:name="P64" style:family="paragraph" style:parent-style-name="Standard">
      <style:paragraph-properties fo:margin-top="0cm" fo:margin-bottom="0cm" loext:contextual-spacing="false"/>
      <style:text-properties style:font-name="Calibri" officeooo:paragraph-rsid="0014c76c"/>
    </style:style>
    <style:style style:name="P65" style:family="paragraph" style:parent-style-name="Standard">
      <style:paragraph-properties fo:margin-top="0cm" fo:margin-bottom="0cm" loext:contextual-spacing="false"/>
      <style:text-properties officeooo:paragraph-rsid="0014c76c"/>
    </style:style>
    <style:style style:name="P66" style:family="paragraph" style:parent-style-name="Standard">
      <style:paragraph-properties fo:margin-top="0cm" fo:margin-bottom="0cm" loext:contextual-spacing="false"/>
      <style:text-properties style:font-name="Courier New" fo:font-size="11pt" officeooo:paragraph-rsid="0014c76c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/>
      <style:text-properties style:font-name="Courier New" fo:font-size="11pt" fo:font-weight="bold" officeooo:rsid="0014c76c" officeooo:paragraph-rsid="0014c76c" style:font-size-asian="11pt" style:font-weight-asian="bold" style:font-size-complex="11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style:font-name="Courier New" fo:font-size="11pt" officeooo:rsid="0010d06c" officeooo:paragraph-rsid="0010d06c" style:font-size-asian="11pt" style:font-size-complex="11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style:font-name="Courier New" fo:font-size="11pt" officeooo:rsid="0010d06c" officeooo:paragraph-rsid="0012fd4a" style:font-size-asian="11pt" style:font-size-complex="11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style:font-name="Courier New" fo:font-size="11pt" fo:font-weight="bold" officeooo:rsid="0010d06c" officeooo:paragraph-rsid="0010d06c" style:font-size-asian="11pt" style:font-weight-asian="bold" style:font-size-complex="11pt" style:font-weight-complex="bold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style:font-name="Courier New" fo:font-size="11pt" fo:font-weight="bold" officeooo:rsid="0010d06c" officeooo:paragraph-rsid="0012fd4a" style:font-size-asian="11pt" style:font-weight-asian="bold" style:font-size-complex="11pt" style:font-weight-complex="bold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1pt" officeooo:rsid="0010d06c" officeooo:paragraph-rsid="0010d06c" style:font-size-asian="11pt" style:font-size-complex="11pt"/>
    </style:style>
    <style:style style:name="P73" style:family="paragraph" style:parent-style-name="Standard">
      <style:paragraph-properties fo:break-before="page"/>
      <style:text-properties style:font-name="Liberation Sans" fo:font-size="14.1000003814697pt" fo:font-weight="bold" officeooo:rsid="00160421" officeooo:paragraph-rsid="00101e3d" style:font-name-asian="Microsoft YaHei" style:font-size-asian="14.1000003814697pt" style:font-weight-asian="bold" style:font-name-complex="Arial1" style:font-size-complex="14.1000003814697pt" style:font-weight-complex="bold"/>
    </style:style>
    <style:style style:name="P74" style:family="paragraph" style:parent-style-name="Standard">
      <style:paragraph-properties fo:break-before="page"/>
      <style:text-properties officeooo:rsid="00101e3d" officeooo:paragraph-rsid="00101e3d"/>
    </style:style>
    <style:style style:name="P75" style:family="paragraph" style:parent-style-name="Heading_20_1">
      <style:text-properties officeooo:paragraph-rsid="00160421"/>
    </style:style>
    <style:style style:name="P76" style:family="paragraph" style:parent-style-name="Heading_20_3">
      <style:text-properties fo:font-weight="bold" officeooo:rsid="00160421" style:font-weight-asian="bold" style:font-weight-complex="bold"/>
    </style:style>
    <style:style style:name="P77" style:family="paragraph" style:parent-style-name="Heading_20_3">
      <style:text-properties fo:font-size="12pt" style:font-size-asian="12pt" style:font-size-complex="12pt"/>
    </style:style>
    <style:style style:name="P78" style:family="paragraph" style:parent-style-name="Standard">
      <style:text-properties fo:color="#000000" style:font-name="Courier New" fo:font-size="10pt" fo:font-weight="normal" officeooo:rsid="001f81d1" officeooo:paragraph-rsid="001f81d1" style:font-name-asian="Microsoft YaHei" style:font-size-asian="10pt" style:font-weight-asian="normal" style:font-name-complex="Arial1" style:font-size-complex="12pt" style:font-weight-complex="normal"/>
    </style:style>
    <style:style style:name="P79" style:family="paragraph" style:parent-style-name="Standard">
      <style:text-properties fo:color="#000000" style:font-name="Courier New" fo:font-size="10pt" fo:font-weight="normal" officeooo:rsid="001f81d1" officeooo:paragraph-rsid="002106c4" style:font-name-asian="Microsoft YaHei" style:font-size-asian="10pt" style:font-weight-asian="normal" style:font-name-complex="Arial1" style:font-size-complex="12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officeooo:paragraph-rsid="001dc9cc"/>
    </style:style>
    <style:style style:name="P81" style:family="paragraph" style:parent-style-name="Standard" style:list-style-name="L2">
      <style:paragraph-properties fo:text-align="justify" style:justify-single-word="false"/>
      <style:text-properties officeooo:paragraph-rsid="001dc9cc"/>
    </style:style>
    <style:style style:name="P82" style:family="paragraph" style:parent-style-name="Standard" style:list-style-name="L1">
      <style:paragraph-properties fo:text-align="justify" style:justify-single-word="false"/>
      <style:text-properties style:font-name="Arial" fo:font-style="normal" officeooo:rsid="002600e6" officeooo:paragraph-rsid="001dc9cc" style:font-style-asian="normal" style:font-style-complex="normal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Arial" fo:font-style="normal" officeooo:rsid="002600e6" officeooo:paragraph-rsid="001dc9cc" style:font-style-asian="normal" style:font-style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style:font-name="Arial" fo:font-style="normal" fo:font-weight="normal" officeooo:rsid="003fd586" officeooo:paragraph-rsid="001dc9cc" style:font-style-asian="normal" style:font-weight-asian="normal" style:font-style-complex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style:font-name="Arial" fo:font-style="normal" fo:font-weight="normal" officeooo:rsid="002600e6" officeooo:paragraph-rsid="001dc9cc" style:font-style-asian="normal" style:font-weight-asian="normal" style:font-style-complex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Arial" fo:font-style="normal" fo:font-weight="normal" officeooo:rsid="00269de4" officeooo:paragraph-rsid="001dc9cc" style:font-style-asian="normal" style:font-weight-asian="normal" style:font-style-complex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style:font-name="Arial" fo:font-style="normal" fo:font-weight="bold" officeooo:rsid="003fd586" officeooo:paragraph-rsid="001dc9cc" style:font-style-asian="normal" style:font-weight-asian="bold" style:font-style-complex="normal" style:font-weight-complex="bold"/>
    </style:style>
    <style:style style:name="P88" style:family="paragraph" style:parent-style-name="Standard">
      <style:text-properties style:font-name="DejaVuSansMono" fo:font-size="10.5pt" fo:language="es" fo:country="ES" fo:font-style="normal" fo:font-weight="bold" officeooo:rsid="0051ce0e" officeooo:paragraph-rsid="00227ac4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style:font-name="DejaVuSansMono" fo:font-size="10.5pt" fo:language="es" fo:country="ES" fo:font-style="normal" fo:font-weight="normal" officeooo:rsid="004aca1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font-name="DejaVuSansMono" fo:font-size="10.5pt" fo:language="es" fo:country="ES" fo:font-style="normal" fo:font-weight="normal" officeooo:rsid="0051ce0e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DejaVuSansMono" fo:font-size="10.5pt" fo:font-weight="bold" officeooo:rsid="004cb27d" officeooo:paragraph-rsid="00227ac4" style:font-size-asian="10.5pt" style:font-weight-asian="bold" style:font-size-complex="12pt" style:font-weight-complex="bold"/>
    </style:style>
    <style:style style:name="P92" style:family="paragraph" style:parent-style-name="Standard">
      <style:text-properties style:font-name="DejaVuSansMono" fo:font-size="11pt" fo:language="es" fo:country="ES" fo:font-style="normal" fo:font-weight="bold" officeooo:rsid="0025eb8e" officeooo:paragraph-rsid="0025eb8e" style:font-name-asian="Microsoft YaHei" style:font-size-asian="11pt" style:font-style-asian="normal" style:font-weight-asian="bold" style:font-name-complex="Arial1" style:font-size-complex="11pt" style:font-style-complex="normal" style:font-weight-complex="bold"/>
    </style:style>
    <style:style style:name="P93" style:family="paragraph" style:parent-style-name="Standard">
      <style:text-properties style:font-name="Open Sans" fo:font-size="12pt" fo:language="es" fo:country="ES" fo:font-style="normal" fo:font-weight="normal" officeooo:rsid="004aca1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style:font-name="Open Sans" fo:font-size="12pt" fo:language="es" fo:country="ES" fo:font-style="normal" fo:font-weight="normal" officeooo:rsid="004aca1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style:font-name="Open Sans" fo:font-size="12pt" fo:language="es" fo:country="ES" fo:font-style="normal" fo:font-weight="normal" officeooo:rsid="004941d6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style:font-name="Open Sans" fo:font-size="12pt" fo:language="es" fo:country="ES" fo:font-style="normal" fo:font-weight="normal" officeooo:rsid="0052f0d7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style:font-name="Open Sans" fo:font-size="12pt" fo:language="es" fo:country="ES" fo:font-style="normal" fo:font-weight="normal" officeooo:rsid="004cb27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style:font-name="Open Sans" fo:font-size="12pt" fo:language="es" fo:country="ES" fo:font-style="normal" fo:font-weight="normal" officeooo:rsid="004cb27d" officeooo:paragraph-rsid="00235db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Open Sans" fo:font-size="12pt" fo:language="es" fo:country="ES" fo:font-style="normal" fo:font-weight="bold" officeooo:rsid="004cb27d" officeooo:paragraph-rsid="00227ac4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style:font-name="Open Sans" fo:font-size="12pt" fo:language="es" fo:country="ES" fo:font-style="normal" fo:font-weight="bold" officeooo:rsid="004cb27d" officeooo:paragraph-rsid="00235db4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style:font-name="Open Sans" fo:font-size="12pt" fo:language="es" fo:country="ES" fo:font-style="normal" fo:font-weight="bold" officeooo:rsid="004cb27d" officeooo:paragraph-rsid="00227ac4" style:font-name-asian="Microsoft YaHei" style:font-size-asian="10.5pt" style:font-style-asian="normal" style:font-weight-asian="bold" style:font-name-complex="Arial1" style:font-size-complex="12pt" style:font-style-complex="normal" style:font-weight-complex="bold"/>
    </style:style>
    <style:style style:name="P102" style:family="paragraph" style:parent-style-name="Standard">
      <style:text-properties style:font-name="Open Sans" fo:font-size="10pt" fo:language="es" fo:country="ES" fo:font-style="normal" fo:font-weight="bold" officeooo:rsid="004cb27d" officeooo:paragraph-rsid="00235db4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text-properties officeooo:rsid="00101e3d" officeooo:paragraph-rsid="00101e3d"/>
    </style:style>
    <style:style style:name="P104" style:family="paragraph" style:parent-style-name="Standard" style:list-style-name="L4">
      <style:text-properties fo:font-variant="normal" fo:text-transform="none" fo:color="#212121" style:font-name="arial" fo:font-size="12pt" fo:letter-spacing="normal" fo:language="es" fo:country="ES" fo:font-style="normal" fo:font-weight="normal" officeooo:rsid="004f0c9b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4">
      <style:text-properties fo:font-variant="normal" fo:text-transform="none" fo:color="#212121" style:font-name="arial" fo:font-size="12pt" fo:letter-spacing="normal" fo:language="es" fo:country="ES" fo:font-style="normal" fo:font-weight="normal" officeooo:rsid="004aca1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212121" style:font-name="arial" fo:font-size="12pt" fo:letter-spacing="normal" fo:language="es" fo:country="ES" fo:font-style="normal" fo:font-weight="normal" officeooo:rsid="004aca1d" officeooo:paragraph-rsid="0023284d" style:font-name-asian="Microsoft YaHei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107" style:family="paragraph" style:parent-style-name="Standard" style:list-style-name="L4">
      <style:text-properties officeooo:paragraph-rsid="00227ac4"/>
    </style:style>
    <style:style style:name="P108" style:family="paragraph" style:parent-style-name="Standard">
      <style:text-properties style:font-name="Liberation Sans" fo:font-size="12pt" fo:font-weight="bold" officeooo:rsid="0010d06c" officeooo:paragraph-rsid="00227ac4" style:font-name-asian="Microsoft YaHei" style:font-size-asian="12pt" style:font-weight-asian="bold" style:font-name-complex="Arial1" style:font-size-complex="12pt" style:font-weight-complex="bold"/>
    </style:style>
    <style:style style:name="P109" style:family="paragraph" style:parent-style-name="Standard">
      <style:text-properties style:font-name="Liberation Sans" fo:font-size="14.1000003814697pt" fo:language="es" fo:country="ES" fo:font-style="normal" fo:font-weight="bold" officeooo:rsid="00160421" officeooo:paragraph-rsid="00235db4" style:font-name-asian="Microsoft YaHei" style:font-size-asian="14.1000003814697pt" style:font-style-asian="normal" style:font-weight-asian="bold" style:font-name-complex="Arial1" style:font-size-complex="14.1000003814697pt" style:font-style-complex="normal" style:font-weight-complex="bold"/>
    </style:style>
    <style:style style:name="P110" style:family="paragraph" style:parent-style-name="Standard">
      <style:text-properties style:font-name="Liberation Sans" fo:font-size="14.1000003814697pt" fo:language="es" fo:country="ES" fo:font-style="normal" fo:font-weight="bold" officeooo:rsid="0025eb8e" officeooo:paragraph-rsid="0025eb8e" style:font-name-asian="Microsoft YaHei" style:font-size-asian="14.1000003814697pt" style:font-style-asian="normal" style:font-weight-asian="bold" style:font-name-complex="Arial1" style:font-size-complex="14.1000003814697pt" style:font-style-complex="normal" style:font-weight-complex="bold"/>
    </style:style>
    <style:style style:name="P111" style:family="paragraph" style:parent-style-name="Standard">
      <style:text-properties style:font-name="Liberation Sans" fo:font-size="11pt" fo:language="es" fo:country="ES" fo:font-style="normal" fo:font-weight="bold" officeooo:rsid="00246de7" officeooo:paragraph-rsid="00246de7" style:font-name-asian="Microsoft YaHei" style:font-size-asian="11pt" style:font-style-asian="normal" style:font-weight-asian="bold" style:font-name-complex="Arial1" style:font-size-complex="11pt" style:font-style-complex="normal" style:font-weight-complex="bold"/>
    </style:style>
    <style:style style:name="P112" style:family="paragraph" style:parent-style-name="Standard">
      <style:text-properties officeooo:paragraph-rsid="00227ac4"/>
    </style:style>
    <style:style style:name="P11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227ac4"/>
    </style:style>
    <style:style style:name="P11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DejaVuSansMono" fo:font-size="10.5pt" fo:font-weight="bold" officeooo:rsid="004aca1d" officeooo:paragraph-rsid="00227ac4" style:font-size-asian="10.5pt" style:font-weight-asian="bold" style:font-weight-complex="bold"/>
    </style:style>
    <style:style style:name="P11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DejaVuSansMono" fo:font-size="10.5pt" fo:font-weight="bold" officeooo:rsid="004cb27d" officeooo:paragraph-rsid="00227ac4" style:font-size-asian="10.5pt" style:font-weight-asian="bold" style:font-weight-complex="bold"/>
    </style:style>
    <style:style style:name="P11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DejaVuSansMono" fo:font-size="10.5pt" officeooo:rsid="004cb27d" officeooo:paragraph-rsid="00227ac4" style:font-size-asian="10.5pt"/>
    </style:style>
    <style:style style:name="P117" style:family="paragraph" style:parent-style-name="Standard">
      <style:paragraph-properties fo:margin-left="1.27cm" fo:margin-right="0cm" fo:text-indent="0cm" style:auto-text-indent="false"/>
      <style:text-properties style:font-name="Open Sans" fo:font-size="12pt" fo:language="es" fo:country="ES" fo:font-style="normal" fo:font-weight="bold" officeooo:rsid="004cb27d" officeooo:paragraph-rsid="00227ac4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margin-left="1.27cm" fo:margin-right="0cm" fo:text-indent="0cm" style:auto-text-indent="false"/>
      <style:text-properties style:font-name="Open Sans" fo:font-size="12pt" fo:language="es" fo:country="ES" fo:font-style="normal" fo:font-weight="normal" officeooo:rsid="004cb27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paragraph-rsid="00227ac4"/>
    </style:style>
    <style:style style:name="P120" style:family="paragraph" style:parent-style-name="Standard">
      <style:paragraph-properties fo:margin-left="2.54cm" fo:margin-right="0cm" fo:text-indent="0cm" style:auto-text-indent="false"/>
      <style:text-properties style:font-name="Open Sans" fo:font-size="12pt" fo:language="es" fo:country="ES" fo:font-style="normal" fo:font-weight="normal" officeooo:rsid="004aca1d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DejaVuSansMono" fo:font-size="10.5pt" fo:font-weight="bold" officeooo:rsid="004cb27d" officeooo:paragraph-rsid="00227ac4" style:font-size-asian="10.5pt" style:font-weight-asian="bold" style:font-weight-complex="bold"/>
    </style:style>
    <style:style style:name="P1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DejaVuSansMono" fo:font-size="10.5pt" officeooo:rsid="004cb27d" officeooo:paragraph-rsid="00227ac4" style:font-size-asian="10.5pt"/>
    </style:style>
    <style:style style:name="P12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DejaVuSansMono-Bold" fo:font-size="10.5pt" fo:font-weight="bold" officeooo:rsid="004aca1d" officeooo:paragraph-rsid="00227ac4" style:font-size-asian="10.5pt" style:font-weight-asian="bold"/>
    </style:style>
    <style:style style:name="P124" style:family="paragraph" style:parent-style-name="Standard">
      <style:paragraph-properties fo:margin-left="3.81cm" fo:margin-right="0cm" fo:text-align="start" style:justify-single-word="false" fo:text-indent="0cm" style:auto-text-indent="false"/>
      <style:text-properties officeooo:paragraph-rsid="00227ac4"/>
    </style:style>
    <style:style style:name="P125" style:family="paragraph" style:parent-style-name="Standard">
      <style:paragraph-properties fo:margin-left="3.81cm" fo:margin-right="0cm" fo:text-align="start" style:justify-single-word="false" fo:text-indent="0cm" style:auto-text-indent="false"/>
      <style:text-properties style:font-name="DejaVuSansMono" fo:font-size="10.5pt" officeooo:rsid="004cb27d" officeooo:paragraph-rsid="00227ac4" style:font-size-asian="10.5pt"/>
    </style:style>
    <style:style style:name="P126" style:family="paragraph" style:parent-style-name="Standard">
      <style:paragraph-properties fo:margin-left="3.81cm" fo:margin-right="0cm" fo:text-align="start" style:justify-single-word="false" fo:text-indent="0cm" style:auto-text-indent="false"/>
      <style:text-properties style:font-name="DejaVuSansMono" fo:font-size="10.5pt" fo:language="es" fo:country="ES" fo:font-style="normal" fo:font-weight="bold" officeooo:rsid="00227ac4" officeooo:paragraph-rsid="00227ac4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left="3.81cm" fo:margin-right="0cm" fo:text-align="start" style:justify-single-word="false" fo:text-indent="0cm" style:auto-text-indent="false"/>
      <style:text-properties style:font-name="Open Sans" fo:font-size="12pt" fo:language="es" fo:country="ES" fo:font-style="normal" fo:font-weight="normal" officeooo:rsid="00515462" officeooo:paragraph-rsid="00227ac4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left="3.81cm" fo:margin-right="0cm" fo:text-align="start" style:justify-single-word="false" fo:text-indent="0cm" style:auto-text-indent="false"/>
      <style:text-properties style:font-name="Open Sans" fo:font-size="12pt" fo:language="es" fo:country="ES" fo:font-style="normal" fo:font-weight="bold" officeooo:rsid="0055ae94" officeooo:paragraph-rsid="00227ac4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SansMono" fo:font-size="10.5pt" fo:language="es" fo:country="ES" fo:font-style="normal" fo:font-weight="bold" officeooo:rsid="0055ae94" officeooo:paragraph-rsid="00227ac4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break-before="page"/>
      <style:text-properties style:font-name="Liberation Sans" fo:font-size="14.1000003814697pt" fo:font-weight="bold" officeooo:rsid="00160421" officeooo:paragraph-rsid="00235db4" style:font-name-asian="Microsoft YaHei" style:font-size-asian="14.1000003814697pt" style:font-weight-asian="bold" style:font-name-complex="Arial1" style:font-size-complex="14.1000003814697pt" style:font-weight-complex="bold"/>
    </style:style>
    <style:style style:name="T1" style:family="text">
      <style:text-properties officeooo:rsid="0010d06c"/>
    </style:style>
    <style:style style:name="T2" style:family="text">
      <style:text-properties officeooo:rsid="0012fd4a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d06c" style:font-weight-asian="bold" style:font-weight-complex="bold"/>
    </style:style>
    <style:style style:name="T6" style:family="text">
      <style:text-properties fo:font-weight="bold" officeooo:rsid="0012fd4a" style:font-weight-asian="bold" style:font-weight-complex="bold"/>
    </style:style>
    <style:style style:name="T7" style:family="text">
      <style:text-properties fo:font-weight="bold" officeooo:rsid="00160421" style:font-weight-asian="bold" style:font-weight-complex="bold"/>
    </style:style>
    <style:style style:name="T8" style:family="text">
      <style:text-properties fo:font-weight="bold" officeooo:rsid="001c5ed1" style:font-weight-asian="bold" style:font-weight-complex="bold"/>
    </style:style>
    <style:style style:name="T9" style:family="text">
      <style:text-properties fo:font-weight="bold" officeooo:rsid="00360b35" style:font-weight-asian="bold" style:font-weight-complex="bold"/>
    </style:style>
    <style:style style:name="T10" style:family="text">
      <style:text-properties fo:font-weight="bold" officeooo:rsid="003a10f5" style:font-weight-asian="bold" style:font-weight-complex="bold"/>
    </style:style>
    <style:style style:name="T11" style:family="text">
      <style:text-properties fo:font-weight="bold" officeooo:rsid="0021b247" style:font-weight-asian="bold"/>
    </style:style>
    <style:style style:name="T12" style:family="text">
      <style:text-properties fo:font-weight="bold" officeooo:rsid="00213ae7" style:font-weight-asian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3765d"/>
    </style:style>
    <style:style style:name="T15" style:family="text">
      <style:text-properties officeooo:rsid="0014c76c"/>
    </style:style>
    <style:style style:name="T16" style:family="text">
      <style:text-properties style:font-name="Calibri"/>
    </style:style>
    <style:style style:name="T17" style:family="text">
      <style:text-properties style:font-name="Calibri" fo:font-weight="bold" style:font-weight-asian="bold"/>
    </style:style>
    <style:style style:name="T18" style:family="text">
      <style:text-properties style:font-name="Calibri" fo:font-weight="bold" style:font-weight-asian="bold" style:font-weight-complex="bold"/>
    </style:style>
    <style:style style:name="T19" style:family="text">
      <style:text-properties style:font-name="Calibri" fo:font-weight="bold" officeooo:rsid="0014c76c" style:font-weight-asian="bold" style:font-weight-complex="bold"/>
    </style:style>
    <style:style style:name="T20" style:family="text">
      <style:text-properties style:font-name="Calibri" officeooo:rsid="0014c76c"/>
    </style:style>
    <style:style style:name="T21" style:family="text">
      <style:text-properties style:font-weight-complex="bold"/>
    </style:style>
    <style:style style:name="T22" style:family="text">
      <style:text-properties officeooo:rsid="0014c76c" style:font-weight-complex="bold"/>
    </style:style>
    <style:style style:name="T23" style:family="text">
      <style:text-properties officeooo:rsid="00160421"/>
    </style:style>
    <style:style style:name="T24" style:family="text">
      <style:text-properties style:font-name="Liberation Sans" fo:font-size="18.2000007629395pt" fo:font-weight="bold" officeooo:rsid="00160421" style:font-name-asian="Microsoft YaHei" style:font-size-asian="18.2000007629395pt" style:font-weight-asian="bold" style:font-name-complex="Arial1" style:font-size-complex="18.2000007629395pt" style:font-weight-complex="bold"/>
    </style:style>
    <style:style style:name="T25" style:family="text">
      <style:text-properties style:font-name="Liberation Sans" fo:font-size="12pt" fo:font-weight="bold" officeooo:rsid="0010d06c" style:font-name-asian="Microsoft YaHei" style:font-size-asian="12pt" style:font-weight-asian="bold" style:font-name-complex="Arial1" style:font-size-complex="12pt" style:font-weight-complex="bold"/>
    </style:style>
    <style:style style:name="T26" style:family="text">
      <style:text-properties style:font-name="Liberation Sans" fo:font-size="12pt" fo:font-weight="bold" officeooo:rsid="00160421" style:font-name-asian="Microsoft YaHei" style:font-size-asian="12pt" style:font-weight-asian="bold" style:font-name-complex="Arial1" style:font-size-complex="12pt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Courier New" fo:font-size="11pt" fo:font-weight="normal" officeooo:rsid="0010d06c" style:font-name-asian="Microsoft YaHei" style:font-size-asian="11pt" style:font-weight-asian="normal" style:font-name-complex="Arial1" style:font-size-complex="11pt" style:font-weight-complex="normal"/>
    </style:style>
    <style:style style:name="T29" style:family="text">
      <style:text-properties style:font-name="Courier New" fo:font-size="11pt" fo:font-weight="normal" officeooo:rsid="001c5ed1" style:font-name-asian="Microsoft YaHei" style:font-size-asian="11pt" style:font-weight-asian="normal" style:font-name-complex="Arial1" style:font-size-complex="11pt" style:font-weight-complex="normal"/>
    </style:style>
    <style:style style:name="T30" style:family="text">
      <style:text-properties style:text-position="super 58%"/>
    </style:style>
    <style:style style:name="T31" style:family="text">
      <style:text-properties style:font-name="Arial" fo:font-style="normal" officeooo:rsid="003bed9c" style:font-style-asian="normal" style:font-style-complex="normal"/>
    </style:style>
    <style:style style:name="T32" style:family="text">
      <style:text-properties style:font-name="Arial" fo:font-style="normal" officeooo:rsid="002600e6" style:font-style-asian="normal" style:font-style-complex="normal"/>
    </style:style>
    <style:style style:name="T33" style:family="text">
      <style:text-properties officeooo:rsid="003a10f5"/>
    </style:style>
    <style:style style:name="T34" style:family="text">
      <style:text-properties officeooo:rsid="00310eae"/>
    </style:style>
    <style:style style:name="T35" style:family="text">
      <style:text-properties officeooo:rsid="002f102a"/>
    </style:style>
    <style:style style:name="T36" style:family="text">
      <style:text-properties officeooo:rsid="00245744"/>
    </style:style>
    <style:style style:name="T37" style:family="text">
      <style:text-properties officeooo:rsid="0032e980"/>
    </style:style>
    <style:style style:name="T38" style:family="text">
      <style:text-properties officeooo:rsid="003bed9c"/>
    </style:style>
    <style:style style:name="T39" style:family="text">
      <style:text-properties officeooo:rsid="00335649"/>
    </style:style>
    <style:style style:name="T40" style:family="text">
      <style:text-properties officeooo:rsid="002600e6"/>
    </style:style>
    <style:style style:name="T41" style:family="text">
      <style:text-properties officeooo:rsid="00269de4"/>
    </style:style>
    <style:style style:name="T42" style:family="text">
      <style:text-properties officeooo:rsid="003de72d"/>
    </style:style>
    <style:style style:name="T43" style:family="text">
      <style:text-properties officeooo:rsid="00382b8a"/>
    </style:style>
    <style:style style:name="T44" style:family="text">
      <style:text-properties officeooo:rsid="00345312"/>
    </style:style>
    <style:style style:name="T45" style:family="text">
      <style:text-properties officeooo:rsid="001f81d1"/>
    </style:style>
    <style:style style:name="T46" style:family="text">
      <style:text-properties fo:color="#000000" style:font-name="Courier New" fo:font-size="10pt" fo:font-weight="normal" officeooo:rsid="00260b9b" style:font-name-asian="Microsoft YaHei" style:font-size-asian="10pt" style:font-weight-asian="normal" style:font-name-complex="Arial1" style:font-size-complex="12pt" style:font-weight-complex="normal"/>
    </style:style>
    <style:style style:name="T47" style:family="text">
      <style:text-properties fo:color="#000000" style:font-name="Courier New" fo:font-size="10pt" fo:font-weight="normal" officeooo:rsid="001f81d1" style:font-name-asian="Microsoft YaHei" style:font-size-asian="10pt" style:font-weight-asian="normal" style:font-name-complex="Arial1" style:font-size-complex="12pt" style:font-weight-complex="normal"/>
    </style:style>
    <style:style style:name="T48" style:family="text">
      <style:text-properties fo:color="#000000" style:font-name="Courier New" fo:font-size="10pt" fo:font-weight="normal" officeooo:rsid="002106c4" style:font-name-asian="Microsoft YaHei" style:font-size-asian="10pt" style:font-weight-asian="normal" style:font-name-complex="Arial1" style:font-size-complex="12pt" style:font-weight-complex="normal"/>
    </style:style>
    <style:style style:name="T49" style:family="text">
      <style:text-properties officeooo:rsid="00227ac4"/>
    </style:style>
    <style:style style:name="T50" style:family="text">
      <style:text-properties style:font-name="DejaVuSansMono-Bold" fo:font-size="10.5pt" fo:font-weight="bold" style:font-weight-asian="bold"/>
    </style:style>
    <style:style style:name="T51" style:family="text">
      <style:text-properties style:font-name="DejaVuSansMono-Bold" fo:font-size="10.5pt" fo:font-weight="bold" officeooo:rsid="004cb27d" style:font-weight-asian="bold"/>
    </style:style>
    <style:style style:name="T52" style:family="text">
      <style:text-properties style:font-name="DejaVuSansMono-Bold" fo:font-size="10.5pt" fo:font-weight="bold" officeooo:rsid="0051ce0e" style:font-weight-asian="bold"/>
    </style:style>
    <style:style style:name="T53" style:family="text">
      <style:text-properties style:font-name="DejaVuSansMono-Bold" fo:font-size="10.5pt" fo:font-weight="bold" style:font-size-asian="10.5pt" style:font-weight-asian="bold"/>
    </style:style>
    <style:style style:name="T54" style:family="text">
      <style:text-properties style:font-name="DejaVuSansMono-Bold" fo:font-size="10.5pt" fo:font-weight="bold" officeooo:rsid="004aca1d" style:font-size-asian="10.5pt" style:font-weight-asian="bold"/>
    </style:style>
    <style:style style:name="T55" style:family="text">
      <style:text-properties style:font-name="DejaVuSansMono-Bold" fo:font-size="10.5pt" fo:font-weight="bold" officeooo:rsid="004cb27d" style:font-size-asian="10.5pt" style:font-weight-asian="bold"/>
    </style:style>
    <style:style style:name="T56" style:family="text">
      <style:text-properties style:font-name="DejaVuSansMono-Bold" fo:font-size="10.5pt" officeooo:rsid="0051ce0e"/>
    </style:style>
    <style:style style:name="T57" style:family="text">
      <style:text-properties style:font-name="DejaVuSansMono" fo:font-size="10.5pt"/>
    </style:style>
    <style:style style:name="T58" style:family="text">
      <style:text-properties style:font-name="DejaVuSansMono" fo:font-size="10.5pt" fo:font-weight="bold" style:font-weight-asian="bold" style:font-weight-complex="bold"/>
    </style:style>
    <style:style style:name="T59" style:family="text">
      <style:text-properties style:font-name="DejaVuSansMono" fo:font-size="10.5pt" fo:font-weight="bold" officeooo:rsid="00515462" style:font-weight-asian="bold" style:font-weight-complex="bold"/>
    </style:style>
    <style:style style:name="T60" style:family="text">
      <style:text-properties style:font-name="DejaVuSansMono" fo:font-size="10.5pt" fo:font-weight="bold" officeooo:rsid="0051ce0e" style:font-weight-asian="bold" style:font-weight-complex="bold"/>
    </style:style>
    <style:style style:name="T61" style:family="text">
      <style:text-properties style:font-name="DejaVuSansMono" fo:font-size="10.5pt" fo:font-weight="bold" officeooo:rsid="004cb27d" style:font-weight-asian="bold" style:font-weight-complex="bold"/>
    </style:style>
    <style:style style:name="T62" style:family="text">
      <style:text-properties style:font-name="DejaVuSansMono" fo:font-size="10.5pt" fo:font-weight="bold" officeooo:rsid="004aca1d" style:font-weight-asian="bold" style:font-weight-complex="bold"/>
    </style:style>
    <style:style style:name="T63" style:family="text">
      <style:text-properties style:font-name="DejaVuSansMono" fo:font-size="10.5pt" fo:font-weight="bold" officeooo:rsid="004aca1d" style:font-size-asian="10.5pt" style:font-weight-asian="bold"/>
    </style:style>
    <style:style style:name="T64" style:family="text">
      <style:text-properties style:font-name="DejaVuSansMono" fo:font-size="10.5pt" fo:font-weight="bold" officeooo:rsid="004cb27d" style:font-size-asian="10.5pt" style:font-weight-asian="bold" style:font-weight-complex="bold"/>
    </style:style>
    <style:style style:name="T65" style:family="text">
      <style:text-properties style:font-name="DejaVuSansMono" fo:font-size="10.5pt" fo:font-weight="bold" officeooo:rsid="004aca1d" style:font-size-asian="10.5pt" style:font-weight-asian="bold" style:font-weight-complex="bold"/>
    </style:style>
    <style:style style:name="T66" style:family="text">
      <style:text-properties style:font-name="DejaVuSansMono" fo:font-size="10.5pt" fo:font-weight="bold" officeooo:rsid="00515462" style:font-size-asian="10.5pt" style:font-weight-asian="bold"/>
    </style:style>
    <style:style style:name="T67" style:family="text">
      <style:text-properties style:font-name="DejaVuSansMono" fo:font-size="10.5pt" style:font-size-asian="10.5pt"/>
    </style:style>
    <style:style style:name="T68" style:family="text">
      <style:text-properties style:font-name="DejaVuSansMono" fo:font-size="10.5pt" officeooo:rsid="004aca1d" style:font-size-asian="10.5pt"/>
    </style:style>
    <style:style style:name="T69" style:family="text">
      <style:text-properties style:font-name="DejaVuSansMono" fo:font-size="10.5pt" officeooo:rsid="004cb27d" style:font-size-asian="10.5pt"/>
    </style:style>
    <style:style style:name="T70" style:family="text">
      <style:text-properties style:font-name="DejaVuSansMono" fo:font-size="10.5pt" officeooo:rsid="0052f0d7" style:font-size-asian="10.5pt"/>
    </style:style>
    <style:style style:name="T71" style:family="text">
      <style:text-properties style:font-name="DejaVuSansMono" fo:font-size="10.5pt" officeooo:rsid="004f99bb" style:font-size-asian="10.5pt"/>
    </style:style>
    <style:style style:name="T72" style:family="text">
      <style:text-properties style:font-name="DejaVuSansMono" fo:font-size="10.5pt" fo:font-weight="normal" officeooo:rsid="004aca1d" style:font-size-asian="10.5pt" style:font-weight-asian="normal" style:font-weight-complex="normal"/>
    </style:style>
    <style:style style:name="T73" style:family="text">
      <style:text-properties style:font-name="DejaVuSansMono" fo:font-size="10.5pt" fo:font-weight="normal" officeooo:rsid="00515462" style:font-size-asian="10.5pt" style:font-weight-asian="normal" style:font-weight-complex="normal"/>
    </style:style>
    <style:style style:name="T74" style:family="text">
      <style:text-properties style:font-name="DejaVuSansMono" fo:font-size="10.5pt" fo:font-weight="normal" officeooo:rsid="0051ce0e" style:font-weight-asian="normal" style:font-weight-complex="normal"/>
    </style:style>
    <style:style style:name="T75" style:family="text">
      <style:text-properties style:font-name="DejaVuSansMono" fo:font-size="10.5pt" officeooo:rsid="004cb27d"/>
    </style:style>
    <style:style style:name="T76" style:family="text">
      <style:text-properties style:font-name="DejaVuSansMono" fo:font-size="10.5pt" officeooo:rsid="00227ac4"/>
    </style:style>
    <style:style style:name="T77" style:family="text">
      <style:text-properties style:font-name="DejaVuSansMono" fo:font-size="10.5pt" officeooo:rsid="00515462"/>
    </style:style>
    <style:style style:name="T78" style:family="text">
      <style:text-properties style:font-name="DejaVuSansMono" fo:font-size="10.5pt" officeooo:rsid="0051ce0e"/>
    </style:style>
    <style:style style:name="T79" style:family="text">
      <style:text-properties style:font-name="DejaVuSansMono" fo:font-size="10.5pt" officeooo:rsid="005426a6"/>
    </style:style>
    <style:style style:name="T80" style:family="text">
      <style:text-properties style:font-name="DejaVuSansMono" fo:font-size="10.5pt" fo:language="es" fo:country="ES" fo:font-style="normal" fo:font-weight="normal" officeooo:rsid="0051ce0e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DejaVuSansMono" fo:font-size="10.5pt" fo:language="es" fo:country="ES" fo:font-style="normal" fo:font-weight="normal" officeooo:rsid="004aca1d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DejaVuSansMono" fo:font-size="10.5pt" fo:language="es" fo:country="ES" fo:font-style="normal" fo:font-weight="normal" officeooo:rsid="00515462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DejaVuSansMono" fo:font-size="10.5pt" fo:language="es" fo:country="ES" fo:font-style="normal" fo:font-weight="normal" officeooo:rsid="00227ac4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DejaVuSansMono" fo:font-size="10.5pt" fo:language="es" fo:country="ES" fo:font-style="normal" fo:font-weight="bold" officeooo:rsid="00227ac4" style:font-size-asian="10.5pt" style:font-style-asian="normal" style:font-weight-asian="bold" style:font-size-complex="12pt" style:font-style-complex="normal" style:font-weight-complex="bold"/>
    </style:style>
    <style:style style:name="T85" style:family="text">
      <style:text-properties style:font-name="DejaVuSansMono" fo:font-size="10.5pt" fo:language="es" fo:country="ES" fo:font-style="normal" fo:font-weight="bold" officeooo:rsid="0051ce0e" style:font-name-asian="Microsoft YaHei" style:font-size-asian="14.1000003814697pt" style:font-style-asian="normal" style:font-weight-asian="bold" style:font-name-complex="Arial1" style:font-size-complex="14.1000003814697pt" style:font-style-complex="normal" style:font-weight-complex="bold"/>
    </style:style>
    <style:style style:name="T86" style:family="text">
      <style:text-properties style:font-name="DejaVuSansMono" fo:font-size="10.5pt" fo:language="es" fo:country="ES" fo:font-style="normal" fo:font-weight="bold" officeooo:rsid="00235db4" style:font-name-asian="Microsoft YaHei" style:font-size-asian="14.1000003814697pt" style:font-style-asian="normal" style:font-weight-asian="bold" style:font-name-complex="Arial1" style:font-size-complex="14.1000003814697pt" style:font-style-complex="normal" style:font-weight-complex="bold"/>
    </style:style>
    <style:style style:name="T87" style:family="text">
      <style:text-properties style:font-name="DejaVuSansMono" fo:font-size="11pt" officeooo:rsid="0051ce0e" style:font-size-asian="11pt" style:font-size-complex="11pt"/>
    </style:style>
    <style:style style:name="T88" style:family="text">
      <style:text-properties style:font-name="DejaVuSansMono" fo:font-size="10pt" officeooo:rsid="0051ce0e" style:font-size-asian="10pt" style:font-size-complex="10pt"/>
    </style:style>
    <style:style style:name="T89" style:family="text">
      <style:text-properties style:font-name="DejaVuSansMono" officeooo:rsid="0051ce0e"/>
    </style:style>
    <style:style style:name="T90" style:family="text">
      <style:text-properties fo:font-variant="normal" fo:text-transform="none" fo:color="#212121" style:font-name="arial" fo:letter-spacing="normal"/>
    </style:style>
    <style:style style:name="T91" style:family="text">
      <style:text-properties fo:font-variant="normal" fo:text-transform="none" fo:color="#212121" style:font-name="arial" fo:letter-spacing="normal" officeooo:rsid="004aca1d"/>
    </style:style>
    <style:style style:name="T92" style:family="text">
      <style:text-properties fo:font-variant="normal" fo:text-transform="none" fo:color="#212121" style:font-name="arial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212121" style:font-name="arial" fo:font-size="12pt" fo:letter-spacing="normal" fo:language="es" fo:country="ES" fo:font-style="normal" fo:font-weight="normal" officeooo:rsid="004f0c9b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212121" style:font-name="arial" fo:font-size="12pt" fo:letter-spacing="normal" fo:language="es" fo:country="ES" fo:font-style="normal" fo:font-weight="normal" officeooo:rsid="00227ac4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212121" style:font-name="arial" fo:font-size="12pt" fo:letter-spacing="normal" fo:language="es" fo:country="ES" fo:font-style="normal" fo:font-weight="normal" officeooo:rsid="004f6e79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212121" style:font-name="arial" fo:font-size="12pt" fo:letter-spacing="normal" fo:language="es" fo:country="ES" fo:font-style="normal" fo:font-weight="bold" officeooo:rsid="004f0c9b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fo:font-variant="normal" fo:text-transform="none" fo:color="#212121" style:font-name="arial" fo:font-size="12pt" fo:letter-spacing="normal" fo:language="es" fo:country="ES" fo:font-style="italic" fo:font-weight="normal" officeooo:rsid="004f6e79" style:font-size-asian="10.5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04f6e79"/>
    </style:style>
    <style:style style:name="T99" style:family="text">
      <style:text-properties officeooo:rsid="0051ce0e"/>
    </style:style>
    <style:style style:name="T100" style:family="text">
      <style:text-properties fo:language="es" fo:country="ES" fo:font-style="normal" style:font-style-asian="normal" style:font-style-complex="normal"/>
    </style:style>
    <style:style style:name="T101" style:family="text">
      <style:text-properties officeooo:rsid="00530c87"/>
    </style:style>
    <style:style style:name="T102" style:family="text">
      <style:text-properties officeooo:rsid="0023284d"/>
    </style:style>
    <style:style style:name="T103" style:family="text">
      <style:text-properties fo:font-size="11pt" style:font-size-asian="11pt" style:font-size-complex="11pt"/>
    </style:style>
    <style:style style:name="T104" style:family="text">
      <style:text-properties fo:font-size="11pt" officeooo:rsid="0051ce0e" style:font-size-asian="11pt" style:font-size-complex="11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span text:style-name="T5">Algoritmos </text:span><text:span text:style-name="T24">para un curso de Programación</text:span><text:span text:style-name="T5">:</text:span></text:h>
      <text:p text:style-name="P4"/>
      <text:p text:style-name="P45"><text:span text:style-name="T1">L</text:span>a mayoría de estos algoritmos están expresados en pseudocódigo estándar, o bien en el pseudocódigo que se confecciona con la utilidad PSEInt</text:p>
      <text:h text:style-name="P76" text:outline-level="3"/>
      <text:h text:style-name="Heading_20_3" text:outline-level="3"><text:span text:style-name="T7">Parte 1: </text:span><text:span text:style-name="T5">Algoritmos </text:span><text:span text:style-name="T6"><text:s/></text:span><text:span text:style-name="T7">básicos</text:span><text:span text:style-name="T5">:</text:span></text:h>
      <text:p text:style-name="P2"/>
      <text:h text:style-name="P77" text:outline-level="3">Intercambio de los valores de 2 variables:</text:h>
      <text:p text:style-name="P2"/>
      <text:p text:style-name="P68"><text:span text:style-name="T4">Funcion</text:span> <text:s/>IntercambiarDosVariables ( variable1 Por Referencia, variable2 Por Referencia )</text:p>
      <text:p text:style-name="P68"><text:tab/><text:span text:style-name="T13">//utilizamos una variable intermedia <text:s/>"pivote" para permitir el intercambio</text:span></text:p>
      <text:p text:style-name="P68"><text:tab/>Definir pivote Como Real</text:p>
      <text:p text:style-name="P68"><text:tab/>pivote &lt;- variable1</text:p>
      <text:p text:style-name="P68"><text:tab/>variable1 &lt;- variable2</text:p>
      <text:p text:style-name="P68"><text:tab/>variable2 &lt;- pivote</text:p>
      <text:p text:style-name="P68"><text:tab/></text:p>
      <text:p text:style-name="P70">FinFuncion</text:p>
      <text:p text:style-name="P6"/>
      <text:p text:style-name="P35">Intercambio cíclico (circular) de los valores de <text:span text:style-name="T2">3</text:span> variables</text:p>
      <text:p text:style-name="P2"/>
      <text:p text:style-name="P68"><text:span text:style-name="T4">Funcion</text:span> <text:s/>IntercambiarTresVariables ( variable1 Por Referencia, variable2 Por Referencia, variable3 Por Referencia )</text:p>
      <text:p text:style-name="P68"><text:tab/>/<text:span text:style-name="T13">/utilizamos una variable intermedia <text:s/>"pivote" para permitir el intercambio</text:span></text:p>
      <text:p text:style-name="P68"><text:tab/>Definir pivote Como Real</text:p>
      <text:p text:style-name="P68"><text:tab/>pivote &lt;- variable1</text:p>
      <text:p text:style-name="P68"><text:tab/>variable1 &lt;- variable2</text:p>
      <text:p text:style-name="P68"><text:tab/>variable2 &lt;- variable3</text:p>
      <text:p text:style-name="P68"><text:tab/>variable3 &lt;- pivote</text:p>
      <text:p text:style-name="P68"><text:tab/></text:p>
      <text:p text:style-name="P70">FinFuncion</text:p>
      <text:p text:style-name="P2"/>
      <text:p text:style-name="P36">Intercambio cíclico (circular) de los valores de de una lista o array de <text:s/>variables</text:p>
      <text:p text:style-name="P3"/>
      <text:p text:style-name="P69"><text:span text:style-name="T4">Funcion</text:span> <text:s/>IntercambiarVariables ( lista , cantidad)</text:p>
      <text:p text:style-name="P69"><text:tab/>//utilizamos una variable intermedia <text:s/>"pivote" para permitir el intercambio</text:p>
      <text:p text:style-name="P69"><text:tab/>Definir pivote Como Real</text:p>
      <text:p text:style-name="P69"/>
      <text:p text:style-name="P69"><text:tab/>pivote &lt;- lista[0]</text:p>
      <text:p text:style-name="P69"><text:tab/>Para i&lt;-0 Hasta cantidad-2 Con Paso 1 Hacer</text:p>
      <text:p text:style-name="P69"><text:tab/><text:tab/>lista[i] &lt;- lista[i+1]</text:p>
      <text:p text:style-name="P69"><text:tab/>FinPara</text:p>
      <text:p text:style-name="P69"><text:tab/>lista[cantidad-1] &lt;- pivote</text:p>
      <text:p text:style-name="P69"><text:tab/></text:p>
      <text:p text:style-name="P71">FinFuncion</text:p>
      <text:p text:style-name="P72"/>
      <text:p text:style-name="P4"/>
      <text:p text:style-name="P2"/>
      <text:p text:style-name="P35"><text:soft-page-break/>Identificar el mayor y el menor valor de una lista o sucesión de valores</text:p>
      <text:p text:style-name="P2"/>
      <text:p text:style-name="P42">En este algoritmo, vamos introduciendo una lista de números de uno en uno hasta llegar a una condición de terminación (introducir un valor 0). <text:s/>Para cada número introducido, se retiene el mayor y el menor valor de todos los introducidos hasta el momento</text:p>
      <text:p text:style-name="P2"/>
      <text:p text:style-name="P26">Algoritmo BuscarMayorYMenor</text:p>
      <text:p text:style-name="P27"><text:tab/></text:p>
      <text:p text:style-name="P27"><text:tab/>Definir cuantos Como Entero</text:p>
      <text:p text:style-name="P27"><text:tab/></text:p>
      <text:p text:style-name="P27"><text:tab/>Definir mayor, menor, numero Como Numerica</text:p>
      <text:p text:style-name="P27"><text:tab/></text:p>
      <text:p text:style-name="P27"><text:tab/>cuantos &lt;-0</text:p>
      <text:p text:style-name="P27"><text:tab/></text:p>
      <text:p text:style-name="P27"><text:tab/>Repetir</text:p>
      <text:p text:style-name="P27"><text:tab/><text:tab/>Escribir "Escribe un número (0 para salir) :"</text:p>
      <text:p text:style-name="P27"><text:tab/><text:tab/>Leer numero</text:p>
      <text:p text:style-name="P27"><text:tab/><text:tab/></text:p>
      <text:p text:style-name="P27"><text:tab/><text:tab/>//cuando el número sea cero, dejamos de introducir números</text:p>
      <text:p text:style-name="P27"><text:tab/><text:tab/>Si (numero &lt;&gt; 0) Entonces</text:p>
      <text:p text:style-name="P27"><text:tab/><text:tab/><text:tab/>//inicialización: Si es el primer número que introducimos, <text:tab/><text:tab/><text:tab/><text:tab/>//inicializamos mayor, menor <text:span text:style-name="T23">a ese valor</text:span></text:p>
      <text:p text:style-name="P27"><text:tab/><text:tab/><text:tab/>Si cuantos=0 Entonces</text:p>
      <text:p text:style-name="P27"><text:tab/><text:tab/><text:tab/><text:tab/>mayor &lt;- numero</text:p>
      <text:p text:style-name="P27"><text:tab/><text:tab/><text:tab/><text:tab/>menor &lt;- numero</text:p>
      <text:p text:style-name="P27"><text:tab/><text:tab/><text:tab/>SiNo</text:p>
      <text:p text:style-name="P27"><text:tab/><text:tab/><text:tab/><text:tab/></text:p>
      <text:p text:style-name="P27"><text:tab/><text:tab/><text:tab/><text:tab/>Si numero &gt; mayor Entonces</text:p>
      <text:p text:style-name="P27"><text:tab/><text:tab/><text:tab/><text:tab/><text:tab/>mayor &lt;- numero</text:p>
      <text:p text:style-name="P27"><text:tab/><text:tab/><text:tab/><text:tab/>Fin Si</text:p>
      <text:p text:style-name="P27"><text:tab/><text:tab/><text:tab/><text:tab/></text:p>
      <text:p text:style-name="P27"><text:tab/><text:tab/><text:tab/><text:tab/>Si numero &lt; menor Entonces</text:p>
      <text:p text:style-name="P27"><text:tab/><text:tab/><text:tab/><text:tab/><text:tab/>menor &lt;- numero</text:p>
      <text:p text:style-name="P27"><text:tab/><text:tab/><text:tab/><text:tab/>Fin Si</text:p>
      <text:p text:style-name="P27"><text:tab/><text:tab/><text:tab/><text:tab/></text:p>
      <text:p text:style-name="P27"><text:tab/><text:tab/><text:tab/><text:tab/></text:p>
      <text:p text:style-name="P27"><text:tab/><text:tab/><text:tab/>Fin Si</text:p>
      <text:p text:style-name="P27"><text:tab/><text:tab/><text:tab/>cuantos&lt;- cuantos +1</text:p>
      <text:p text:style-name="P27"><text:tab/><text:tab/>FinSi</text:p>
      <text:p text:style-name="P27"><text:tab/></text:p>
      <text:p text:style-name="P27"><text:tab/>Hasta Que (numero=0)</text:p>
      <text:p text:style-name="P27"><text:tab/></text:p>
      <text:p text:style-name="P27"><text:tab/>Escribir "Números que componen la lista: ", cuantos</text:p>
      <text:p text:style-name="P27"><text:tab/>Escribir "Número más grande: ", mayor</text:p>
      <text:p text:style-name="P27"><text:tab/>Escribir "Número más pequeño: ", menor</text:p>
      <text:p text:style-name="P27"><text:tab/></text:p>
      <text:p text:style-name="P26">FinAlgoritmo</text:p>
      <text:p text:style-name="P26"/>
      <text:p text:style-name="P2"/>
      <text:p text:style-name="P35">Comprobar si todos los elementos de una lista cumplen una condición.</text:p>
      <text:p text:style-name="P2"/>
      <text:p text:style-name="P43">En este algoritmo, suponemos que “lista” es una colección de elementos que pertenecen a una misma clase (Clase puede ser : un tipo primitivo o un tipo referenciado) .</text:p>
      <text:p text:style-name="P43">La condición viene indicada por la expresión lógica &lt;condición&gt; </text:p>
      <text:p text:style-name="P23"/>
      <text:p text:style-name="P66"><text:span text:style-name="T3">Subprograma</text:span> cumplenCondicion ( <text:s/>lista : Clase[]):</text:p>
      <text:p text:style-name="P66"/>
      <text:p text:style-name="P66"><text:span text:style-name="T3">Inicio</text:span>:</text:p>
      <text:p text:style-name="P66"><text:tab/>cumple ← True</text:p>
      <text:p text:style-name="P66"><text:tab/>num_elementos ← <text:s/>lista. Longitud() </text:p>
      <text:p text:style-name="P66"><text:tab/>posicion ← 0</text:p>
      <text:p text:style-name="P66"><text:soft-page-break/></text:p>
      <text:p text:style-name="P66"><text:tab/><text:span text:style-name="T3">Mientras</text:span> (posicion &lt; num_elementos) <text:s/>Y <text:s/>cumple=True ) <text:span text:style-name="T3">hacer</text:span>:</text:p>
      <text:p text:style-name="P66"><text:tab/><text:tab/><text:span text:style-name="T3">Si</text:span> ( lista[posicion] <text:s/>NO Cumple &lt;condicion&gt;) <text:span text:style-name="T3">entonces</text:span>:</text:p>
      <text:p text:style-name="P66"><text:tab/><text:tab/><text:tab/>cumple ← False</text:p>
      <text:p text:style-name="P66"><text:tab/><text:tab/></text:p>
      <text:p text:style-name="P66"><text:tab/><text:tab/><text:span text:style-name="T3">Fin</text:span><text:span text:style-name="T11">S</text:span><text:span text:style-name="T3">i</text:span></text:p>
      <text:p text:style-name="P66"><text:tab/><text:tab/>posicion← posicion +1</text:p>
      <text:p text:style-name="P66"><text:tab/><text:span text:style-name="T3">Fin</text:span><text:span text:style-name="T11">M</text:span><text:span text:style-name="T3">ientras</text:span></text:p>
      <text:p text:style-name="P66"/>
      <text:p text:style-name="P66"><text:tab/><text:span text:style-name="T3">Devolver</text:span> cumple</text:p>
      <text:p text:style-name="P67">Fin <text:span text:style-name="T14">CumplenCondicion</text:span></text:p>
      <text:p text:style-name="P62"/>
      <text:p text:style-name="P22"/>
      <text:p text:style-name="P2"/>
      <text:p text:style-name="P35">Contar el número de elementos de una lista que cumplen una condición: <text:s/></text:p>
      <text:p text:style-name="P2"/>
      <text:p text:style-name="P44">En este algoritmo, suponemos que “lista” es una colección de elementos que pertenecen a una misma clase (Clase puede ser : un tipo primitivo o un tipo referenciado) .</text:p>
      <text:p text:style-name="P44">La condición viene indicada por la expresión lógica &lt;condición&gt; </text:p>
      <text:p text:style-name="P23"/>
      <text:p text:style-name="P65"><text:span text:style-name="T17">Subprograma</text:span><text:span text:style-name="T16"> </text:span><text:span text:style-name="T19">CuantosCumplen</text:span><text:span text:style-name="T18"> </text:span><text:span text:style-name="T16">( lista : Clase[]):</text:span></text:p>
      <text:p text:style-name="P64"/>
      <text:p text:style-name="P64"><text:span text:style-name="T3">Inicio</text:span>:</text:p>
      <text:p text:style-name="P65"><text:span text:style-name="T16"><text:tab/></text:span><text:span text:style-name="T20">cumplen_condicion</text:span><text:span text:style-name="T16"> ← 0 <text:s/></text:span></text:p>
      <text:p text:style-name="P64"><text:tab/>num_elementos ← <text:s/>lista. Longitud() </text:p>
      <text:p text:style-name="P64"><text:tab/>posicion← 0</text:p>
      <text:p text:style-name="P64"/>
      <text:p text:style-name="P64"><text:tab/><text:span text:style-name="T3">Mientras</text:span> (posicion &lt; num_elementos) <text:span text:style-name="T3">hacer</text:span>:</text:p>
      <text:p text:style-name="P65"><text:span text:style-name="T16"><text:tab/><text:tab/></text:span><text:span text:style-name="T17">Si</text:span><text:span text:style-name="T16"> ( lista[posicion] <text:s/></text:span><text:span text:style-name="T20">cumple &lt;condicion&gt; </text:span><text:span text:style-name="T16">) </text:span><text:span text:style-name="T17">entonces</text:span><text:span text:style-name="T16">:</text:span></text:p>
      <text:p text:style-name="P64"><text:tab/><text:tab/><text:tab/><text:span text:style-name="T15">cumplen_condicion</text:span> ← <text:s/><text:span text:style-name="T15">cumplen_condicion </text:span>+1</text:p>
      <text:p text:style-name="P64"><text:tab/><text:tab/><text:span text:style-name="T3">Fin</text:span><text:span text:style-name="T12">S</text:span><text:span text:style-name="T3">i</text:span></text:p>
      <text:p text:style-name="P64"><text:tab/><text:tab/>posicion← posicion +1</text:p>
      <text:p text:style-name="P64"><text:tab/><text:span text:style-name="T3">Fin</text:span><text:span text:style-name="T12">M</text:span><text:span text:style-name="T3">ientras</text:span></text:p>
      <text:p text:style-name="P64"/>
      <text:p text:style-name="P64"><text:tab/><text:span text:style-name="T3">Devolver</text:span> <text:s/><text:span text:style-name="T15">cumplen_condicion</text:span></text:p>
      <text:p text:style-name="P63">Fin <text:span text:style-name="T22">CuantosCumplen</text:span><text:span text:style-name="T21"> </text:span></text:p>
      <text:p text:style-name="P2"/>
      <text:p text:style-name="P22"/>
      <text:p text:style-name="P2"/>
      <text:p text:style-name="P35">Sumar todos los elementos de una lista numérica</text:p>
      <text:p text:style-name="P2"/>
      <text:p text:style-name="P34">En este algoritmo, vamos introduciendo una lista de números de uno en uno hasta llegar a una condición de terminación (introducir un valor 0).</text:p>
      <text:p text:style-name="P34"/>
      <text:p text:style-name="P9">Algoritmo SumarLista</text:p>
      <text:p text:style-name="P8"><text:tab/></text:p>
      <text:p text:style-name="P8"><text:tab/>Definir cuantos Como Entero</text:p>
      <text:p text:style-name="P8"><text:tab/></text:p>
      <text:p text:style-name="P8"><text:tab/>Definir numero , suma Como Numerica</text:p>
      <text:p text:style-name="P8"><text:tab/></text:p>
      <text:p text:style-name="P8"><text:tab/>cuantos &lt;-0</text:p>
      <text:p text:style-name="P8"><text:tab/>suma &lt;-0 </text:p>
      <text:p text:style-name="P8"><text:tab/></text:p>
      <text:p text:style-name="P8"><text:tab/>Repetir</text:p>
      <text:p text:style-name="P8"><text:soft-page-break/><text:tab/><text:tab/>Escribir "Escribe un número (0 para salir) :"</text:p>
      <text:p text:style-name="P8"><text:tab/><text:tab/>Leer numero</text:p>
      <text:p text:style-name="P8"><text:tab/><text:tab/></text:p>
      <text:p text:style-name="P8"><text:tab/><text:tab/>//cuando el número sea cero, dejamos de introducir números</text:p>
      <text:p text:style-name="P8"><text:tab/><text:tab/>Si (numero &lt;&gt; 0) Entonces</text:p>
      <text:p text:style-name="P8"><text:tab/><text:tab/><text:tab/></text:p>
      <text:p text:style-name="P8"><text:tab/><text:tab/><text:tab/>suma &lt;- suma + numero</text:p>
      <text:p text:style-name="P8"><text:tab/><text:tab/><text:tab/>cuantos&lt;- cuantos +1</text:p>
      <text:p text:style-name="P8"><text:tab/><text:tab/>FinSi</text:p>
      <text:p text:style-name="P8"><text:tab/></text:p>
      <text:p text:style-name="P8"><text:tab/>Hasta Que (numero=0)</text:p>
      <text:p text:style-name="P8"><text:tab/></text:p>
      <text:p text:style-name="P8"><text:tab/>Escribir "Números que componen la lista: ", cuantos</text:p>
      <text:p text:style-name="P8"><text:tab/>Escribir "Valor de la suma: ", suma</text:p>
      <text:p text:style-name="P8"><text:tab/></text:p>
      <text:p text:style-name="P9">FinAlgoritmo</text:p>
      <text:p text:style-name="P9"/>
      <text:p text:style-name="P7"/>
      <text:p text:style-name="P35">Multiplicar todos los elementos de una lista numérica</text:p>
      <text:p text:style-name="P2"/>
      <text:p text:style-name="P34">En este algoritmo, vamos introduciendo una lista de números de uno en uno hasta llegar a una condición de terminación (introducir un valor 0).</text:p>
      <text:p text:style-name="P2"/>
      <text:p text:style-name="P24">Algoritmo MultiplicarLista</text:p>
      <text:p text:style-name="P25"><text:tab/></text:p>
      <text:p text:style-name="P25"><text:tab/>Definir cuantos Como Entero</text:p>
      <text:p text:style-name="P25"><text:tab/></text:p>
      <text:p text:style-name="P25"><text:tab/>Definir numero , producto Como Numerica</text:p>
      <text:p text:style-name="P25"><text:tab/></text:p>
      <text:p text:style-name="P25"><text:tab/>cuantos &lt;-0</text:p>
      <text:p text:style-name="P25"><text:tab/>producto&lt;-1</text:p>
      <text:p text:style-name="P25"><text:tab/></text:p>
      <text:p text:style-name="P25"><text:tab/>Repetir</text:p>
      <text:p text:style-name="P25"><text:tab/><text:tab/>Escribir "Escribe un número (0 para salir) :"</text:p>
      <text:p text:style-name="P25"><text:tab/><text:tab/>Leer numero</text:p>
      <text:p text:style-name="P25"><text:tab/><text:tab/></text:p>
      <text:p text:style-name="P25"><text:tab/><text:tab/>//cuando el número sea cero, dejamos de introducir números</text:p>
      <text:p text:style-name="P25"><text:tab/><text:tab/>Si (numero &lt;&gt; 0) Entonces</text:p>
      <text:p text:style-name="P25"><text:tab/><text:tab/><text:tab/>/</text:p>
      <text:p text:style-name="P25"><text:tab/><text:tab/><text:tab/>producto &lt;- producto* numero</text:p>
      <text:p text:style-name="P25"><text:tab/><text:tab/><text:tab/>cuantos&lt;- cuantos +1</text:p>
      <text:p text:style-name="P25"><text:tab/><text:tab/>FinSi</text:p>
      <text:p text:style-name="P25"><text:tab/></text:p>
      <text:p text:style-name="P25"><text:tab/>Hasta Que (numero=0)</text:p>
      <text:p text:style-name="P25"><text:tab/></text:p>
      <text:p text:style-name="P25"><text:tab/>Escribir "Números que componen la lista: ", cuantos</text:p>
      <text:p text:style-name="P25"><text:tab/>Escribir "Valor del producto: ", producto</text:p>
      <text:p text:style-name="P25"><text:tab/></text:p>
      <text:p text:style-name="P25">FinAlgoritmo</text:p>
      <text:p text:style-name="P1"/>
      <text:p text:style-name="P5"/>
      <text:p text:style-name="P73">Parte 2: Algoritmos de arrays de 1 dimensión:</text:p>
      <text:p text:style-name="P1"/>
      <text:p text:style-name="P37">Recorrido en sentido ascendente <text:span text:style-name="T23">usando contador:</text:span></text:p>
      <text:p text:style-name="P37"/>
      <text:p text:style-name="P28">Funcion <text:s/>RecorrerArray ( miArray , num_elementos)</text:p>
      <text:p text:style-name="P28"><text:tab/>//Función que recorre un array desde el primer elemento al último, con contador</text:p>
      <text:p text:style-name="P28"><text:tab/>Para I &lt;- 0 Hasta (num_elementos-1) Con Paso 1 Hacer</text:p>
      <text:p text:style-name="P28"><text:tab/><text:tab/>Escribir miArray[I]</text:p>
      <text:p text:style-name="P28"><text:tab/>FinPara</text:p>
      <text:p text:style-name="P28"><text:tab/><text:tab/></text:p>
      <text:p text:style-name="P28">FinFuncion</text:p>
      <text:p text:style-name="P37"/>
      <text:p text:style-name="P56"><text:span text:style-name="T25">Recorrido en sentido ascendente </text:span><text:span text:style-name="T26">usando centinela:</text:span></text:p>
      <text:p text:style-name="P37"/>
      <text:p text:style-name="P28">Funcion <text:s/>RecorrerArray ( miArray , num_elementos)</text:p>
      <text:p text:style-name="P28"><text:tab/>//Función que recorre un array desde el primer elemento al último,con centilena</text:p>
      <text:p text:style-name="P28"><text:tab/>Definir I Como Entero</text:p>
      <text:p text:style-name="P28"><text:tab/>I &lt;-0 <text:s/>//condición inicial</text:p>
      <text:p text:style-name="P28"><text:tab/>Mientras I&lt;num_elementos Hacer</text:p>
      <text:p text:style-name="P28"><text:tab/><text:tab/>Escribir miArray[I] <text:s text:c="7"/>//o la operación que deseemos</text:p>
      <text:p text:style-name="P28"><text:tab/><text:tab/>I &lt;- I+1</text:p>
      <text:p text:style-name="P28"><text:tab/>FinMientras</text:p>
      <text:p text:style-name="P28"><text:tab/><text:tab/><text:tab/></text:p>
      <text:p text:style-name="P28">FinFuncion</text:p>
      <text:p text:style-name="P37"/>
      <text:p text:style-name="P1"/>
      <text:p text:style-name="P37">Recorrido en sentido descendente (al revés) <text:span text:style-name="T23">usando contador:</text:span></text:p>
      <text:p text:style-name="P37"/>
      <text:p text:style-name="P28">Funcion <text:s/>RecorrerArrayAlReves ( miArray , num_elementos)</text:p>
      <text:p text:style-name="P28"><text:tab/>//Función que recorre un array desde el último elemento al primero, con contador</text:p>
      <text:p text:style-name="P28"><text:tab/>Para I &lt;- (num_elementos-1) Hasta 0 Con Paso -1 Hacer</text:p>
      <text:p text:style-name="P29"><text:tab/><text:tab/>Escribir miArray[I] <text:s/>//o la operación que deseemos</text:p>
      <text:p text:style-name="P28"><text:tab/>FinPara</text:p>
      <text:p text:style-name="P28"><text:tab/></text:p>
      <text:p text:style-name="P28">FinFuncion</text:p>
      <text:p text:style-name="P37"/>
      <text:p text:style-name="P37"/>
      <text:p text:style-name="P56"><text:span text:style-name="T25">Recorrido en sentido descendente (al revés) </text:span><text:span text:style-name="T26">usando centinela:</text:span></text:p>
      <text:p text:style-name="P37"/>
      <text:p text:style-name="P28">Funcion <text:s/>RecorrerArrayAlReves ( miArray , num_elementos)</text:p>
      <text:p text:style-name="P28"><text:tab/>//Función que recorre un array desde el primer elemento al último,con centilena</text:p>
      <text:p text:style-name="P28"><text:tab/>Definir I Como Entero</text:p>
      <text:p text:style-name="P28"><text:tab/>I &lt;- num_elementos-1 <text:s/>//condición inicial</text:p>
      <text:p text:style-name="P28"><text:tab/>Mientras I &gt;=0 <text:s/>Hacer</text:p>
      <text:p text:style-name="P28"><text:tab/><text:tab/>Escribir miArray[I] <text:s text:c="7"/>//o la operación que deseemos</text:p>
      <text:p text:style-name="P28"><text:tab/><text:tab/>I &lt;- I -1</text:p>
      <text:p text:style-name="P28"><text:tab/>FinMientras</text:p>
      <text:p text:style-name="P28"><text:tab/></text:p>
      <text:p text:style-name="P28">FinFuncion</text:p>
      <text:p text:style-name="P37"/>
      <text:p text:style-name="P37"/>
      <text:p text:style-name="P1"/>
      <text:p text:style-name="P74"/>
      <text:p text:style-name="P41">Parte 3: Algoritmos con arrays de 2 dimensiones:</text:p>
      <text:p text:style-name="P1"/>
      <text:p text:style-name="P37">Recorrido por filas:</text:p>
      <text:p text:style-name="P30">Funcion <text:s/>RecorrerArray<text:span text:style-name="T45">PorFilas</text:span> ( miArray<text:span text:style-name="T45">)</text:span></text:p>
      <text:p text:style-name="P30"/>
      <text:p text:style-name="P60"><text:span text:style-name="T46"><text:tab/>//</text:span><text:span text:style-name="T47">Longitud (array) devuelve el número de elementos de un array</text:span></text:p>
      <text:p text:style-name="P32"><text:tab/>Definir num_filas, num_columnas como Entero</text:p>
      <text:p text:style-name="P32"><text:tab/>num_filas ← <text:s/>Longitud(miArray)</text:p>
      <text:p text:style-name="P32"/>
      <text:p text:style-name="P30"><text:tab/>Para I &lt;- 0 Hasta (num_<text:span text:style-name="T45">filas</text:span>-1) Con Paso 1 Hacer</text:p>
      <text:p text:style-name="P30"><text:tab/><text:tab/><text:span text:style-name="T45">num_columnas ← Longitud(miArray[I])</text:span></text:p>
      <text:p text:style-name="P30"><text:tab/><text:tab/>Para <text:span text:style-name="T45">K</text:span> &lt;- 0 Hasta (num_<text:span text:style-name="T45">columnas</text:span>-1) Con Paso 1 Hacer</text:p>
      <text:p text:style-name="P30"><text:tab/><text:tab/><text:tab/>Escribir miArray[I]<text:span text:style-name="T45">[K]</text:span></text:p>
      <text:p text:style-name="P30"><text:tab/><text:tab/><text:span text:style-name="T45">FinPara</text:span></text:p>
      <text:p text:style-name="P30"/>
      <text:p text:style-name="P30"><text:tab/>FinPara</text:p>
      <text:p text:style-name="P32">FinFuncion</text:p>
      <text:p text:style-name="P37"/>
      <text:p text:style-name="P59"/>
      <text:p text:style-name="P1"/>
      <text:p text:style-name="P37">Recorrido por columnas:</text:p>
      <text:p text:style-name="P40">Es necesario que todas las filas tengan igual número de elementos (es decir, que el array sea rectangular)</text:p>
      <text:p text:style-name="P39"/>
      <text:p text:style-name="P30">Funcion <text:s/>RecorrerArray<text:span text:style-name="T45">PorColumnas</text:span> ( miArray<text:span text:style-name="T45">)</text:span></text:p>
      <text:p text:style-name="P30"/>
      <text:p text:style-name="P60"><text:span text:style-name="T46"><text:tab/>//</text:span><text:span text:style-name="T47">Longitud (array) devuelve el número de elementos de un array</text:span></text:p>
      <text:p text:style-name="P32"><text:tab/>Definir num_filas, num_columnas como Entero</text:p>
      <text:p text:style-name="P32"><text:tab/>num_filas ← <text:s/>Longitud(miArray)</text:p>
      <text:p text:style-name="P32"><text:tab/>num_columnas ← Longitud(miArray[0])</text:p>
      <text:p text:style-name="P32"/>
      <text:p text:style-name="P30"><text:tab/>Para <text:span text:style-name="T45">K</text:span> &lt;- 0 Hasta (num_<text:span text:style-name="T45">columnas</text:span>-1) Con Paso 1 Hacer</text:p>
      <text:p text:style-name="P30"><text:tab/></text:p>
      <text:p text:style-name="P60"><text:span text:style-name="T46"><text:tab/><text:tab/>Para </text:span><text:span text:style-name="T47">I</text:span><text:span text:style-name="T46"> &lt;- 0 Hasta (num_</text:span><text:span text:style-name="T47">filas-</text:span><text:span text:style-name="T46">1) Con Paso 1 Hacer</text:span></text:p>
      <text:p text:style-name="P30"><text:tab/><text:tab/><text:tab/>Escribir miArray[I]<text:span text:style-name="T45">[K]</text:span></text:p>
      <text:p text:style-name="P30"><text:tab/><text:tab/><text:span text:style-name="T45">FinPara</text:span></text:p>
      <text:p text:style-name="P30"/>
      <text:p text:style-name="P30"><text:tab/>FinPara</text:p>
      <text:p text:style-name="P32">FinFuncion</text:p>
      <text:p text:style-name="P37"/>
      <text:p text:style-name="P1"/>
      <text:p text:style-name="P37">Recorrido en diagonal (principal y secundaria):</text:p>
      <text:p text:style-name="P40">Se supone que el array tiene igual número de filas y de columnas</text:p>
      <text:p text:style-name="P40"/>
      <text:p text:style-name="P60"><text:span text:style-name="T46">Funcion <text:s/>Recorrer</text:span><text:span text:style-name="T47">DiagonalPrincipal</text:span><text:span text:style-name="T46"> ( miArray</text:span><text:span text:style-name="T47">)</text:span></text:p>
      <text:p text:style-name="P30"/>
      <text:p text:style-name="P60"><text:span text:style-name="T46"><text:tab/>//</text:span><text:span text:style-name="T47">Longitud (array) devuelve el número de elementos de un array</text:span></text:p>
      <text:p text:style-name="P32"><text:tab/>Definir num_filas como Entero</text:p>
      <text:p text:style-name="P32"><text:tab/>num_filas ← <text:s/>Longitud(miArray)</text:p>
      <text:p text:style-name="P32"><text:tab/></text:p>
      <text:p text:style-name="P32"/>
      <text:p text:style-name="P60"><text:span text:style-name="T46"><text:tab/>Para </text:span><text:span text:style-name="T47">I</text:span><text:span text:style-name="T46"> &lt;- 0 Hasta (num_</text:span><text:span text:style-name="T47">filas</text:span><text:span text:style-name="T46">-1) Con Paso 1 Hacer</text:span></text:p>
      <text:p text:style-name="P30"><text:tab/></text:p>
      <text:p text:style-name="P60"><text:span text:style-name="T46"><text:tab/><text:tab/>Escribir miArray[I]</text:span><text:span text:style-name="T47">[I]</text:span></text:p>
      <text:p text:style-name="P30"><text:tab/><text:span text:style-name="T45">FinPara</text:span></text:p>
      <text:p text:style-name="P30"/>
      <text:p text:style-name="P32">FinFuncion</text:p>
      <text:p text:style-name="P32"/>
      <text:p text:style-name="P32"/>
      <text:p text:style-name="P60"><text:soft-page-break/><text:span text:style-name="T46">Funcion <text:s/>Recorrer</text:span><text:span text:style-name="T47">DiagonalSecundaria</text:span><text:span text:style-name="T46"> ( miArray</text:span><text:span text:style-name="T47">)</text:span></text:p>
      <text:p text:style-name="P30"/>
      <text:p text:style-name="P60"><text:span text:style-name="T46"><text:tab/>//</text:span><text:span text:style-name="T47">Longitud (array) devuelve el número de elementos de un array</text:span></text:p>
      <text:p text:style-name="P32"><text:tab/>Definir num_filas como Entero</text:p>
      <text:p text:style-name="P32"><text:tab/>num_filas ← <text:s/>Longitud(miArray)</text:p>
      <text:p text:style-name="P32"><text:tab/></text:p>
      <text:p text:style-name="P32"/>
      <text:p text:style-name="P60"><text:span text:style-name="T46"><text:tab/>Para </text:span><text:span text:style-name="T47">I</text:span><text:span text:style-name="T46"> &lt;- 0 Hasta (num_</text:span><text:span text:style-name="T47">filas</text:span><text:span text:style-name="T46">-1) Con Paso 1 Hacer</text:span></text:p>
      <text:p text:style-name="P30"><text:tab/></text:p>
      <text:p text:style-name="P60"><text:span text:style-name="T46"><text:tab/><text:tab/>Escribir miArray[I]</text:span><text:span text:style-name="T47">[numfilas-I-1]</text:span></text:p>
      <text:p text:style-name="P30"><text:tab/><text:span text:style-name="T45">FinPara</text:span></text:p>
      <text:p text:style-name="P30"/>
      <text:p text:style-name="P32">FinFuncion</text:p>
      <text:p text:style-name="P1"/>
      <text:p text:style-name="P37">Recorrido inverso:</text:p>
      <text:p text:style-name="P37"/>
      <text:p text:style-name="P61"><text:span text:style-name="T46">Funcion <text:s/>RecorrerArray</text:span><text:span text:style-name="T48">AlReves</text:span><text:span text:style-name="T46"> ( miArray</text:span><text:span text:style-name="T47">)</text:span></text:p>
      <text:p text:style-name="P31"/>
      <text:p text:style-name="P61"><text:span text:style-name="T46"><text:tab/>//</text:span><text:span text:style-name="T47">Longitud (array) devuelve el número de elementos de un array</text:span></text:p>
      <text:p text:style-name="P33"><text:tab/>Definir num_filas, num_columnas como Entero</text:p>
      <text:p text:style-name="P33"><text:tab/>num_filas ← <text:s/>Longitud(miArray)</text:p>
      <text:p text:style-name="P33"/>
      <text:p text:style-name="P61"><text:span text:style-name="T46"><text:tab/>Para I &lt;- </text:span><text:span text:style-name="T48">(num_filas-1) </text:span><text:span text:style-name="T46">Hasta </text:span><text:span text:style-name="T48">0 </text:span><text:span text:style-name="T46">Con Paso </text:span><text:span text:style-name="T48">(-</text:span><text:span text:style-name="T46">1</text:span><text:span text:style-name="T48">)</text:span><text:span text:style-name="T46"> Hacer</text:span></text:p>
      <text:p text:style-name="P31"><text:tab/><text:tab/><text:span text:style-name="T45">num_columnas ← Longitud(miArray[I])</text:span></text:p>
      <text:p text:style-name="P61"><text:span text:style-name="T46"><text:tab/><text:tab/>Para </text:span><text:span text:style-name="T47">K</text:span><text:span text:style-name="T46"> &lt;- </text:span><text:span text:style-name="T48">(num_columas-1)</text:span><text:span text:style-name="T46"> Hasta </text:span><text:span text:style-name="T48">0</text:span><text:span text:style-name="T46"> Con Paso </text:span><text:span text:style-name="T48">(-</text:span><text:span text:style-name="T46">1</text:span><text:span text:style-name="T48">)</text:span><text:span text:style-name="T46"> Hacer</text:span></text:p>
      <text:p text:style-name="P31"><text:tab/><text:tab/><text:tab/>Escribir miArray[I]<text:span text:style-name="T45">[K]</text:span></text:p>
      <text:p text:style-name="P31"><text:tab/><text:tab/><text:span text:style-name="T45">FinPara</text:span></text:p>
      <text:p text:style-name="P31"/>
      <text:p text:style-name="P31"><text:tab/>FinPara</text:p>
      <text:p text:style-name="P33">FinFuncion</text:p>
      <text:p text:style-name="P1"/>
      <text:p text:style-name="P37"/>
      <text:p text:style-name="P1"/>
      <text:p text:style-name="P1"/>
      <text:p text:style-name="P41"/>
      <text:p text:style-name="P73"/>
      <text:p text:style-name="P41">Parte 4: Algoritmos de búsqueda en listas</text:p>
      <text:p text:style-name="P1"/>
      <text:p text:style-name="P37">Búsqueda en una lista no ordenada.</text:p>
      <text:p text:style-name="P37"/>
      <text:p text:style-name="P12"><text:span text:style-name="T27">Funcion</text:span> posicion &lt;- <text:span text:style-name="T4">BuscarElemento</text:span> ( lista, num_elementos, buscado )</text:p>
      <text:p text:style-name="P12"><text:tab/>//lista: lista no ordenada de elementos donde realizamos la búsqueda</text:p>
      <text:p text:style-name="P12"><text:tab/>//num_elementos: <text:s/>número de elemenos de la lista</text:p>
      <text:p text:style-name="P12"><text:tab/>//buscado: valor que deseamos buscar en la lista</text:p>
      <text:p text:style-name="P12"><text:tab/></text:p>
      <text:p text:style-name="P12"><text:tab/>Definir encontrado como Logico</text:p>
      <text:p text:style-name="P12"><text:tab/>Definir contador Como Entero</text:p>
      <text:p text:style-name="P12"><text:tab/>Encontrado &lt;- Falso <text:s/>//valor inicial hasta que encontremos el elemento</text:p>
      <text:p text:style-name="P12"><text:tab/>contador &lt;-0 <text:s/>//empezamos por el primer elemento de la lista</text:p>
      <text:p text:style-name="P12"><text:tab/></text:p>
      <text:p text:style-name="P12"/>
      <text:p text:style-name="P12"><text:tab/>Mientras (contador&lt;num_elementos Y encontrado=Falso ) Hacer</text:p>
      <text:p text:style-name="P12"><text:tab/><text:tab/>Si lista[contador] = buscado Entonces</text:p>
      <text:p text:style-name="P12"><text:tab/><text:tab/><text:tab/>//hemos encontrado el elemento</text:p>
      <text:p text:style-name="P12"><text:tab/><text:tab/><text:tab/>encontrado &lt;- Verdadero</text:p>
      <text:p text:style-name="P12"><text:tab/><text:tab/>SiNo</text:p>
      <text:p text:style-name="P12"><text:tab/><text:tab/><text:tab/>//avanzamos al siguiente elemento de la lista</text:p>
      <text:p text:style-name="P12"><text:tab/><text:tab/><text:tab/>contador &lt;- contador+1</text:p>
      <text:p text:style-name="P12"><text:tab/><text:tab/>FinSi</text:p>
      <text:p text:style-name="P12"><text:tab/>FinMientras</text:p>
      <text:p text:style-name="P12"><text:tab/></text:p>
      <text:p text:style-name="P12"><text:tab/>//devolvemos la posición donde encontramos el elemento, o -1 en caso contrario</text:p>
      <text:p text:style-name="P12"><text:tab/>Si encontrado =Verdadero Entonces</text:p>
      <text:p text:style-name="P12"><text:tab/><text:tab/>posicion &lt;- contador <text:s text:c="2"/>//posición donde lo hemos encontrado</text:p>
      <text:p text:style-name="P12"><text:tab/>SiNo</text:p>
      <text:p text:style-name="P12"><text:tab/><text:tab/>posicion &lt;- -1 <text:s text:c="2"/>//devolvemos -1 </text:p>
      <text:p text:style-name="P12"><text:tab/>FinSi</text:p>
      <text:p text:style-name="P12"><text:tab/></text:p>
      <text:p text:style-name="P12"/>
      <text:p text:style-name="P10">FinFuncion</text:p>
      <text:p text:style-name="P57"/>
      <text:p text:style-name="P57"/>
      <text:p text:style-name="P37">Búsqueda en una lista ordenada:</text:p>
      <text:p text:style-name="P37"/>
      <text:p text:style-name="P13"><text:span text:style-name="T27">Funcion</text:span> posicion &lt;- <text:span text:style-name="T4">BuscarElemento</text:span><text:span text:style-name="T8">2</text:span> ( lista, num_elementos, buscado )</text:p>
      <text:p text:style-name="P58"><text:span text:style-name="T28"><text:tab/>//lista: lista </text:span><text:span text:style-name="T29">ORDENADA</text:span><text:span text:style-name="T28"> de elementos donde realizamos la búsqueda</text:span></text:p>
      <text:p text:style-name="P13"><text:tab/>//num_elementos: <text:s/>número de elemenos de la lista</text:p>
      <text:p text:style-name="P13"><text:tab/>//buscado: valor que deseamos buscar en la lista</text:p>
      <text:p text:style-name="P13"><text:tab/></text:p>
      <text:p text:style-name="P13"><text:tab/>Definir encontrado como Logico</text:p>
      <text:p text:style-name="P13"><text:tab/>Definir contador Como Entero</text:p>
      <text:p text:style-name="P13"><text:tab/>Encontrado &lt;- Falso <text:s/>//valor inicial hasta que encontremos el elemento</text:p>
      <text:p text:style-name="P13"><text:tab/>contador &lt;-0 <text:s/>//empezamos por el primer elemento de la lista</text:p>
      <text:p text:style-name="P13"><text:tab/></text:p>
      <text:p text:style-name="P13"/>
      <text:p text:style-name="P13"><text:tab/>Mientras (contador&lt;num_elementos Y encontrado=Falso <text:s/><text:span text:style-name="T8">Y </text:span><text:span text:style-name="T4">lista[contador] </text:span><text:span text:style-name="T8">&lt;= buscado</text:span>) Hacer</text:p>
      <text:p text:style-name="P13"><text:tab/><text:tab/>Si lista[contador] = buscado Entonces</text:p>
      <text:p text:style-name="P13"><text:soft-page-break/><text:tab/><text:tab/><text:tab/>//hemos encontrado el elemento</text:p>
      <text:p text:style-name="P13"><text:tab/><text:tab/><text:tab/>encontrado &lt;- Verdadero</text:p>
      <text:p text:style-name="P13"><text:tab/><text:tab/>SiNo</text:p>
      <text:p text:style-name="P13"><text:tab/><text:tab/><text:tab/>//avanzamos al siguiente elemento de la lista</text:p>
      <text:p text:style-name="P13"><text:tab/><text:tab/><text:tab/>contador &lt;- contador+1</text:p>
      <text:p text:style-name="P13"><text:tab/><text:tab/>FinSi</text:p>
      <text:p text:style-name="P13"><text:tab/>FinMientras</text:p>
      <text:p text:style-name="P13"><text:tab/></text:p>
      <text:p text:style-name="P13"><text:tab/>//devolvemos la posición donde encontramos el elemento, o -1 en caso contrario</text:p>
      <text:p text:style-name="P13"><text:tab/>Si encontrado =Verdadero Entonces</text:p>
      <text:p text:style-name="P13"><text:tab/><text:tab/>posicion &lt;- contador <text:s text:c="2"/>//posición donde lo hemos encontrado</text:p>
      <text:p text:style-name="P13"><text:tab/>SiNo</text:p>
      <text:p text:style-name="P13"><text:tab/><text:tab/>posicion &lt;- -1 <text:s text:c="2"/>//devolvemos -1 </text:p>
      <text:p text:style-name="P13"><text:tab/>FinSi</text:p>
      <text:p text:style-name="P13"><text:tab/></text:p>
      <text:p text:style-name="P13"/>
      <text:p text:style-name="P11">FinFuncion</text:p>
      <text:p text:style-name="P37"/>
      <text:p text:style-name="P1"/>
      <text:p text:style-name="P37">Búsqueda binaria (dicotómica) en una lista ordenada</text:p>
      <text:p text:style-name="P1"/>
      <text:p text:style-name="P12"><text:span text:style-name="T4">Funcion</text:span> posicion &lt;- <text:span text:style-name="T4">BuscaDicotomica</text:span>( lista, num_elementos, buscado )</text:p>
      <text:p text:style-name="P12"><text:tab/>//lista: lista <text:s/>ORDENADA de elementos donde realizamos la búsqueda</text:p>
      <text:p text:style-name="P12"><text:tab/>//num_elementos: <text:s/>número de elemenos de la lista</text:p>
      <text:p text:style-name="P12"><text:tab/>//buscado: valor que deseamos buscar en la lista</text:p>
      <text:p text:style-name="P12"><text:tab/></text:p>
      <text:p text:style-name="P12"><text:tab/>Definir encontrado como Logico</text:p>
      <text:p text:style-name="P12"><text:tab/>Definir inicio, final, mitad Como Entero</text:p>
      <text:p text:style-name="P12"><text:tab/>encontrado &lt;- Falso <text:s/>//valor inicial hasta que encontremos el elemento</text:p>
      <text:p text:style-name="P12"><text:tab/>//valores iniciales de los parámetros de búsqueda</text:p>
      <text:p text:style-name="P12"><text:tab/>inicio &lt;-0</text:p>
      <text:p text:style-name="P12"><text:tab/>final &lt;-num_elementos-1</text:p>
      <text:p text:style-name="P12"><text:tab/>mitad &lt;- trunc((inicio+final)/2) <text:s/>//nos quedamos con la parte entera del cociente</text:p>
      <text:p text:style-name="P12"><text:tab/></text:p>
      <text:p text:style-name="P12"/>
      <text:p text:style-name="P12"><text:tab/>Mientras (inicio <text:s/>&lt;=final Y encontrado=Falso ) Hacer</text:p>
      <text:p text:style-name="P12"><text:tab/><text:tab/>Si lista[mitad] = buscado Entonces</text:p>
      <text:p text:style-name="P12"><text:tab/><text:tab/><text:tab/>//hemos encontrado el elemento, cambiamos la variable encontrado</text:p>
      <text:p text:style-name="P12"><text:tab/><text:tab/><text:tab/>encontrado &lt;- Verdadero</text:p>
      <text:p text:style-name="P12"><text:tab/><text:tab/>SiNo</text:p>
      <text:p text:style-name="P12"><text:tab/><text:tab/><text:tab/>//decidimos con qué mitad hemos de quedarnos en la siguiente iteración</text:p>
      <text:p text:style-name="P12"><text:tab/><text:tab/><text:tab/>Si lista[mitad] &gt; buscado Entonces</text:p>
      <text:p text:style-name="P12"><text:tab/><text:tab/><text:tab/><text:tab/>//nos hemos de quedar con la primera mitad de la lista</text:p>
      <text:p text:style-name="P12"><text:tab/><text:tab/><text:tab/><text:tab/>final &lt;- mitad-1</text:p>
      <text:p text:style-name="P12"><text:tab/><text:tab/><text:tab/>SiNo</text:p>
      <text:p text:style-name="P12"><text:tab/><text:tab/><text:tab/><text:tab/>//nos hemos de quedar con la segunda mitad de la lista</text:p>
      <text:p text:style-name="P12"><text:tab/><text:tab/><text:tab/><text:tab/>inicio &lt;- mitad+1</text:p>
      <text:p text:style-name="P12"><text:tab/><text:tab/><text:tab/>FinSi</text:p>
      <text:p text:style-name="P12"><text:tab/><text:tab/><text:tab/>//reevaluamos la posición del elemento mitad</text:p>
      <text:p text:style-name="P12"><text:tab/><text:tab/><text:tab/>mitad &lt;- trunc((inicio+final)/2) </text:p>
      <text:p text:style-name="P12"><text:tab/><text:tab/>FinSi</text:p>
      <text:p text:style-name="P12"><text:soft-page-break/><text:tab/>FinMientras</text:p>
      <text:p text:style-name="P12"><text:tab/></text:p>
      <text:p text:style-name="P12"><text:tab/>//devolvemos la posición donde encontramos el elemento, o -1 en caso contrario</text:p>
      <text:p text:style-name="P12"><text:tab/>Si encontrado =Verdadero Entonces</text:p>
      <text:p text:style-name="P12"><text:tab/><text:tab/>posicion &lt;- mitad <text:s text:c="2"/>//devolvemos la posición donde lo hemos encontrado</text:p>
      <text:p text:style-name="P12"><text:tab/>SiNo</text:p>
      <text:p text:style-name="P12"><text:tab/><text:tab/>posicion &lt;- -1 <text:s text:c="2"/>//devolvemos -1 para indicar que no lo encontramos</text:p>
      <text:p text:style-name="P12"><text:tab/>FinSi</text:p>
      <text:p text:style-name="P12"><text:tab/></text:p>
      <text:p text:style-name="P12"/>
      <text:p text:style-name="P12">FinFuncion</text:p>
      <text:p text:style-name="P1"/>
      <text:p text:style-name="P1"/>
      <text:p text:style-name="P108">Búsqueda binaria (dicotómica) en una lista ordenada, <text:span text:style-name="T49">usando recursividad</text:span></text:p>
      <text:p text:style-name="P108"/>
      <text:p text:style-name="P108"/>
      <text:p text:style-name="P93"><text:span text:style-name="T50">Procedimiento <text:s/></text:span><text:span text:style-name="T59">busqueda_</text:span><text:span text:style-name="T60">recursiva</text:span><text:span text:style-name="T57">(lista ,</text:span><text:span text:style-name="T79">inf, sup,</text:span><text:span text:style-name="T57"> </text:span><text:span text:style-name="T77">buscado</text:span><text:span text:style-name="T57">):</text:span></text:p>
      <text:p text:style-name="P89"/>
      <text:p text:style-name="P93"><text:span text:style-name="T57"><text:tab/></text:span><text:span text:style-name="T60">Si</text:span><text:span text:style-name="T78"> </text:span><text:span text:style-name="T79">(inf&gt;sup)</text:span><text:span text:style-name="T78"> Entonces</text:span></text:p>
      <text:p text:style-name="P90"><text:tab/><text:tab/>Devolver -1; <text:s text:c="8"/>//<text:span text:style-name="T49">condición de terminación</text:span></text:p>
      <text:p text:style-name="P112"><text:span text:style-name="T80"><text:tab/></text:span><text:span text:style-name="T84">SiNO</text:span></text:p>
      <text:p text:style-name="P93"><text:span text:style-name="T78"><text:tab/><text:tab/></text:span><text:span text:style-name="T77">mitad </text:span><text:span text:style-name="T78">← </text:span><text:span text:style-name="T79">(inf+sup+1)</text:span><text:span text:style-name="T77"> //2 <text:s/>#división entera</text:span></text:p>
      <text:p text:style-name="P123"/>
      <text:p text:style-name="P119"><text:span text:style-name="T54">Si </text:span><text:span text:style-name="T53"><text:s/></text:span><text:span text:style-name="T73">lista[mitad] = buscado</text:span><text:span text:style-name="T66"> </text:span><text:span text:style-name="T65">Entonces</text:span></text:p>
      <text:p text:style-name="P93"><text:span text:style-name="T52"><text:tab/><text:tab/><text:tab/>Devolver </text:span><text:span text:style-name="T56">mitad</text:span><text:span text:style-name="T77"> <text:s/># </text:span><text:span text:style-name="T78">se ha encontrado</text:span></text:p>
      <text:p text:style-name="P93"><text:span text:style-name="T78"><text:tab/><text:tab/></text:span><text:span text:style-name="T58">En_Otro_caso</text:span></text:p>
      <text:p text:style-name="P127"><text:span text:style-name="T61">S</text:span><text:span text:style-name="T58">i</text:span><text:span text:style-name="T57"> lista[mitad] &gt; buscado </text:span><text:span text:style-name="T62">Entonces</text:span></text:p>
      <text:p text:style-name="P124"><text:span text:style-name="T81"><text:tab/></text:span><text:span text:style-name="T82"># </text:span><text:span text:style-name="T83">descartamos</text:span><text:span text:style-name="T82"> la mitad superior</text:span></text:p>
      <text:p text:style-name="P127"><text:span text:style-name="T57"><text:tab/></text:span><text:span text:style-name="T78">Devolver busqueda_recursiva (lista, </text:span><text:span text:style-name="T79">inf,mitad-1,</text:span><text:span text:style-name="T78"> buscado)</text:span></text:p>
      <text:p text:style-name="P126">SiNo</text:p>
      <text:p text:style-name="P124"><text:span text:style-name="T82"><text:tab/># </text:span><text:span text:style-name="T83">descartamos</text:span><text:span text:style-name="T82">la mitad </text:span><text:span text:style-name="T80">inferior</text:span></text:p>
      <text:p text:style-name="P127"><text:span text:style-name="T57"><text:tab/></text:span><text:span text:style-name="T78">Devolver busqueda_recursiva (lista, </text:span><text:span text:style-name="T79">mitad+1,sup</text:span><text:span text:style-name="T78">, buscado)</text:span></text:p>
      <text:p text:style-name="P128"><text:span text:style-name="T78">F</text:span><text:span text:style-name="T57">in_SI</text:span></text:p>
      <text:p text:style-name="P129"><text:tab/><text:tab/>Fin_SI</text:p>
      <text:p text:style-name="P129"/>
      <text:p text:style-name="P88"><text:tab/>Fin_si</text:p>
      <text:p text:style-name="P90"><text:tab/><text:tab/></text:p>
      <text:p text:style-name="P90"/>
      <text:p text:style-name="P101"><text:span text:style-name="T77">Fin_busqueda_</text:span><text:span text:style-name="T78">recursiva</text:span></text:p>
      <text:p text:style-name="P74"/>
      <text:p text:style-name="P41">Parte 5: Algoritmos de ordenación de listas</text:p>
      <text:p text:style-name="P1"/>
      <text:p text:style-name="P51">En todos estos algoritmos queremos ordenar una lista o array de elementos que se pueden comparar entre sí:</text:p>
      <text:p text:style-name="P51"/>
      <text:p text:style-name="P46"><text:span text:style-name="T4"><text:s/></text:span><text:span text:style-name="T9">a </text:span><text:span text:style-name="T10">[i] <text:s text:c="2"/>, i : {0,1,2,… n-1} </text:span><text:s/>es el array de <text:span text:style-name="T10">n</text:span> elementos a ordenar.</text:p>
      <text:p text:style-name="P46"/>
      <text:p text:style-name="P47">Todos estos algoritmos tienen un coste de O (n<text:span text:style-name="T30">2</text:span>)</text:p>
      <text:p text:style-name="P46"/>
      <text:p text:style-name="P52">Ordenación por selección:</text:p>
      <text:p text:style-name="P48"/>
      <text:p text:style-name="P49">Con este algoritmo, vamos colocando los elementos más pequeños de la lista en las primeras posiciones.</text:p>
      <text:p text:style-name="P49"/>
      <text:list xml:id="list605577091" text:style-name="L1">
        <text:list-item>
          <text:p text:style-name="P80"><text:span text:style-name="T31">En cada iteración de este algoritmo, </text:span><text:span text:style-name="T32">comparamos el elemento a[i] -el “auxiliar” con todos los siguientes.</text:span></text:p>
        </text:list-item>
        <text:list-item>
          <text:p text:style-name="P82">Si encontramos algún elemento más pequeño que el auxiliar, los intercambiamos y continuamos comparando con los siguientes.</text:p>
        </text:list-item>
        <text:list-item>
          <text:p text:style-name="P82">Al final de la iteración, en el “auxiliar” tenemos el elemento más pequeño de la lista desde a[i], por lo que intercambiamos ese elemento con el que se encontraba en a[i]</text:p>
        </text:list-item>
      </text:list>
      <text:p text:style-name="P49"/>
      <text:p text:style-name="P49"/>
      <text:p text:style-name="P50"/>
      <text:p text:style-name="P15">Inicio:</text:p>
      <text:p text:style-name="P16"/>
      <text:p text:style-name="P17">PARA <text:s/>i desde 0 hasta (n-<text:span text:style-name="T33">2</text:span>):</text:p>
      <text:p text:style-name="P17"><text:s text:c="6"/>auxiliar ← <text:s/>a[i]</text:p>
      <text:p text:style-name="P17"><text:tab/>menor <text:s/>←i </text:p>
      <text:p text:style-name="P17"><text:tab/>PARA j desde (i+1) hasta <text:span text:style-name="T33">(</text:span>n<text:span text:style-name="T33">-1)</text:span>:</text:p>
      <text:p text:style-name="P17"/>
      <text:p text:style-name="P17"><text:tab/><text:tab/><text:span text:style-name="T34">SI</text:span> a[j] &lt; auxiliar entonces:</text:p>
      <text:p text:style-name="P17"><text:tab/><text:tab/><text:tab/>auxiliar← a[j]</text:p>
      <text:p text:style-name="P17"><text:tab/><text:tab/><text:tab/>menor ←j</text:p>
      <text:p text:style-name="P17"><text:tab/><text:tab/>fin_si</text:p>
      <text:p text:style-name="P17"><text:tab/>fin_para</text:p>
      <text:p text:style-name="P17"><text:tab/>// <text:span text:style-name="T33">intercambiar a[i] <text:s/>y a[menor]</text:span></text:p>
      <text:p text:style-name="P17"><text:tab/>auxiliar ← <text:s/>a[i]</text:p>
      <text:p text:style-name="P17"><text:tab/><text:span text:style-name="T35">a[i] </text:span>←<text:span text:style-name="T35"> <text:s/>a[menor]</text:span></text:p>
      <text:p text:style-name="P17"><text:tab/><text:span text:style-name="T35">a[menor] </text:span>← <text:span text:style-name="T35">auxiliar</text:span></text:p>
      <text:p text:style-name="P18">fin_para</text:p>
      <text:p text:style-name="P18"/>
      <text:p text:style-name="P15">Fin</text:p>
      <text:p text:style-name="P48"/>
      <text:p text:style-name="P48"/>
      <text:p text:style-name="P52">Ordenación por burbuja:</text:p>
      <text:p text:style-name="P52"/>
      <text:p text:style-name="P55">Con este algoritmo, vamos colocando los elementos más grandes de la lista en las últimas posiciones, y haciendo así que los elementos menores “suban” hacia los primeros puestos de la lista</text:p>
      <text:p text:style-name="P54"/>
      <text:list xml:id="list3730436659" text:style-name="L2">
        <text:list-item>
          <text:p text:style-name="P81"><text:soft-page-break/><text:span text:style-name="T31">En cada iteración de este algoritmo, </text:span><text:span text:style-name="T32">comparamos 2 elementos consecutivos, y los intercambiamos si el primer elemento es más grande que el segundo.</text:span></text:p>
        </text:list-item>
        <text:list-item>
          <text:p text:style-name="P83">Al final de la iteración, el elemento más grande de la sub-lista ha descendido al fondo</text:p>
        </text:list-item>
      </text:list>
      <text:p text:style-name="P50"/>
      <text:p text:style-name="P15">Inicio:</text:p>
      <text:p text:style-name="P15"/>
      <text:p text:style-name="P17">PARA <text:s/>i desde 0 hasta (n-<text:span text:style-name="T33">2</text:span>):</text:p>
      <text:p text:style-name="P17"><text:s text:c="7"/><text:tab/></text:p>
      <text:p text:style-name="P17"><text:tab/>PARA j desde <text:span text:style-name="T34">0</text:span> hasta <text:span text:style-name="T34">(</text:span>n<text:span text:style-name="T34">-i-</text:span><text:span text:style-name="T36">2</text:span><text:span text:style-name="T34">)</text:span>:</text:p>
      <text:p text:style-name="P17"><text:tab/><text:tab/>Si a[j] <text:span text:style-name="T34">&gt; a[j+1] </text:span><text:s/>entonces:</text:p>
      <text:p text:style-name="P17"><text:tab/><text:tab/><text:tab/>auxiliar← a[j]</text:p>
      <text:p text:style-name="P17"><text:tab/><text:tab/><text:tab/>a[j] ←a[j<text:span text:style-name="T34">+1</text:span>]</text:p>
      <text:p text:style-name="P17"><text:tab/><text:tab/><text:tab/>a[j<text:span text:style-name="T34">+1</text:span>] ←<text:span text:style-name="T34">auxiliar</text:span></text:p>
      <text:p text:style-name="P17"><text:tab/><text:tab/>fin_si</text:p>
      <text:p text:style-name="P17"><text:tab/>fin_para</text:p>
      <text:p text:style-name="P17"/>
      <text:p text:style-name="P18">fin_para</text:p>
      <text:p text:style-name="P19"/>
      <text:p text:style-name="P15">Fin</text:p>
      <text:p text:style-name="P53"/>
      <text:p text:style-name="P53"/>
      <text:p text:style-name="P53"/>
      <text:p text:style-name="P52">Ordenación por burbuja <text:span text:style-name="T34">optimizada</text:span>:</text:p>
      <text:p text:style-name="P52"/>
      <text:p text:style-name="P55">Introducimos una mejora para que, si durante una iteración no tenemos que intercambiar ningún elemento (lo que significa que la lista ya está ordenada), detengamos el proceso.</text:p>
      <text:p text:style-name="P52"/>
      <text:p text:style-name="P15">Inicio:</text:p>
      <text:p text:style-name="P16">ordenado ← True</text:p>
      <text:p text:style-name="P16">i ← 0</text:p>
      <text:p text:style-name="P16">REPETIR:</text:p>
      <text:p text:style-name="P16"><text:tab/>ordenado ← True</text:p>
      <text:p text:style-name="P17"><text:s text:c="7"/><text:tab/></text:p>
      <text:p text:style-name="P17"><text:tab/>PARA j desde <text:span text:style-name="T34">0</text:span> hasta <text:span text:style-name="T34">(</text:span>n<text:span text:style-name="T34">-i-1)</text:span>:</text:p>
      <text:p text:style-name="P17"><text:tab/><text:tab/>Si a[j] <text:span text:style-name="T34">&gt; a[j+1] </text:span><text:s/>entonces:</text:p>
      <text:p text:style-name="P17"><text:tab/><text:tab/><text:tab/><text:span text:style-name="T37">ordenado ← False</text:span></text:p>
      <text:p text:style-name="P17"><text:tab/><text:tab/><text:tab/>auxiliar← a[j]</text:p>
      <text:p text:style-name="P17"><text:tab/><text:tab/><text:tab/>a[j] ←a[j<text:span text:style-name="T34">+1</text:span>]</text:p>
      <text:p text:style-name="P17"><text:tab/><text:tab/><text:tab/>a[j<text:span text:style-name="T34">+1</text:span>] ←<text:span text:style-name="T34">auxiliar</text:span></text:p>
      <text:p text:style-name="P17"><text:tab/><text:tab/>fin_si</text:p>
      <text:p text:style-name="P17"><text:tab/>fin_para</text:p>
      <text:p text:style-name="P17"><text:tab/></text:p>
      <text:p text:style-name="P17"><text:tab/><text:span text:style-name="T37">i ← i +1</text:span></text:p>
      <text:p text:style-name="P17"><text:tab/></text:p>
      <text:p text:style-name="P21">Mientras (NO ordenado <text:span text:style-name="T38">Y <text:s/>i &lt; longitud(lista)-1</text:span>)</text:p>
      <text:p text:style-name="P21"/>
      <text:p text:style-name="P15">fin</text:p>
      <text:p text:style-name="P53"/>
      <text:p text:style-name="P53"/>
      <text:p text:style-name="P53"/>
      <text:p text:style-name="P53"/>
      <text:p text:style-name="P53"/>
      <text:p text:style-name="P52"><text:soft-page-break/>Ordenación por <text:span text:style-name="T39">inserción</text:span>:</text:p>
      <text:p text:style-name="P52"/>
      <text:list xml:id="list3244467430" text:style-name="L3">
        <text:list-item>
          <text:p text:style-name="P84">En cada iteración <text:span text:style-name="T40">I</text:span>, <text:span text:style-name="T40">consideramos que ya están ordenados los elementos en las primeras posiciones hasta I-1.</text:span></text:p>
        </text:list-item>
        <text:list-item>
          <text:p text:style-name="P85">Tomamos un elemento más de la lista (en la posición I) <text:span text:style-name="T41">y localizamos un hueco entre los (I-1) primeros elementos donde deberíamos situar el nuevo elemento para que la <text:s/>lista resultante quede ordenada.</text:span></text:p>
        </text:list-item>
        <text:list-item>
          <text:p text:style-name="P86">Para generar el hueco, vamos desplazando hacia abajo los elementos que están por encima del elemento I hasta que encontremos uno que sea más pequeño; ése es el hueco donde deberemos colocar el nuevo elemento.</text:p>
          <text:p text:style-name="P87"/>
        </text:list-item>
      </text:list>
      <text:p text:style-name="P15">Inicio:</text:p>
      <text:p text:style-name="P17"><text:s text:c="2"/><text:tab/></text:p>
      <text:p text:style-name="P17"><text:tab/>PARA <text:span text:style-name="T39">i </text:span>desde <text:span text:style-name="T42">0</text:span> hasta <text:span text:style-name="T34">(</text:span>n<text:span text:style-name="T34">-1)</text:span>:</text:p>
      <text:p text:style-name="P17"/>
      <text:p text:style-name="P17"><text:tab/><text:tab/><text:span text:style-name="T39">auxiliar ← a[i] <text:s/>// es el elemento “llave” en cada iteración</text:span></text:p>
      <text:p text:style-name="P17"><text:tab/><text:tab/> <text:span text:style-name="T39">k ← i-1 <text:s/>//compararemos los elementos a la derecha de la llave</text:span></text:p>
      <text:p text:style-name="P17"><text:tab/><text:tab/><text:span text:style-name="T43">encontradoHueco ← false;</text:span></text:p>
      <text:p text:style-name="P17"/>
      <text:p text:style-name="P17"><text:tab/><text:tab/><text:span text:style-name="T39">MIENTRAS ( k&gt;=0 <text:s text:c="2"/>Y <text:s/>NO encontradoHueco): </text:span></text:p>
      <text:p text:style-name="P17"><text:tab/><text:tab/><text:tab/><text:span text:style-name="T44">SI (a[k] &gt; auxiliar):</text:span></text:p>
      <text:p text:style-name="P17"><text:tab/><text:tab/><text:tab/><text:tab/><text:span text:style-name="T43">a[k+1] ← a[k]</text:span></text:p>
      <text:p text:style-name="P20"><text:tab/><text:tab/><text:tab/><text:tab/>k ← k -1</text:p>
      <text:p text:style-name="P17"><text:tab/><text:tab/><text:tab/><text:span text:style-name="T43">SI NO:</text:span></text:p>
      <text:p text:style-name="P17"><text:tab/><text:tab/><text:tab/><text:tab/><text:span text:style-name="T43">encontradoHueco ← true;</text:span></text:p>
      <text:p text:style-name="P17"/>
      <text:p text:style-name="P17"><text:tab/><text:tab/><text:tab/>fin_si</text:p>
      <text:p text:style-name="P17"><text:tab/><text:tab/><text:tab/></text:p>
      <text:p text:style-name="P17"><text:tab/><text:tab/><text:span text:style-name="T39">Fin_mientras</text:span></text:p>
      <text:p text:style-name="P17"><text:tab/><text:tab/>//<text:span text:style-name="T42">la llave la insertamos a la derecha de la última posición donde paramos</text:span></text:p>
      <text:p text:style-name="P17"><text:tab/><text:tab/><text:span text:style-name="T43">a[k+1] ← auxiliar</text:span></text:p>
      <text:p text:style-name="P17"/>
      <text:p text:style-name="P17"><text:tab/>fin_para</text:p>
      <text:p text:style-name="P17"><text:tab/></text:p>
      <text:p text:style-name="P21"/>
      <text:p text:style-name="P21"/>
      <text:p text:style-name="P15">fin</text:p>
      <text:p text:style-name="P14"/>
      <text:p text:style-name="P37"/>
      <text:p text:style-name="P37"/>
      <text:p text:style-name="P1"/>
      <text:p text:style-name="P37">Ordenación recursiva ( <text:span text:style-name="T49">algoritmo “merge-sort”</text:span>):</text:p>
      <text:p text:style-name="P1"/>
      <text:p text:style-name="P95"><text:span text:style-name="T90">El algoritmo de </text:span><text:span text:style-name="T92">mergesort</text:span><text:span text:style-name="T90"> ordena una lista </text:span><text:span text:style-name="T91">por el siguiente procedimiento:</text:span></text:p>
      <text:list xml:id="list2613510739" text:style-name="L4">
        <text:list-item>
          <text:p text:style-name="P104">Se divide la lista en dos sublistas con aproximadamente el mismo número de elementos.</text:p>
        </text:list-item>
        <text:list-item>
          <text:p text:style-name="P104">Se invoca recursivamente al algoritmo para cada una de las dos sublistas resultantes.</text:p>
        </text:list-item>
        <text:list-item>
          <text:p text:style-name="P105"><text:soft-page-break/><text:span text:style-name="T98">La condición de finalización de la llamada recursiva es que la sublista se encuentre vacía o conste de un solo elemento. En este caso, se la considera ya ordenada y se devuelve directamente el resultado.</text:span></text:p>
        </text:list-item>
        <text:list-item>
          <text:p text:style-name="P107"><text:span text:style-name="T93">Las sublistas, una vez ordenadas, se fusionan </text:span><text:span text:style-name="T94">en una </text:span><text:span text:style-name="T93">usando el algoritmo “</text:span><text:span text:style-name="T96">merge</text:span><text:span text:style-name="T93">”. Este algoritmo </text:span><text:span text:style-name="T94">va recorriendo elemento a elemento </text:span><text:span text:style-name="T95"><text:s/>las sub-listas <text:s/>y </text:span><text:span text:style-name="T94">copia</text:span><text:span text:style-name="T95"> el </text:span><text:span text:style-name="T97">menor</text:span><text:span text:style-name="T95"> elemento de sus cabeceras a la <text:s/>lista fusionada. Cuando se agota una de las dos sub-listas, moverá a la lista final los elementos restantes de la </text:span><text:span text:style-name="T94">lista que no se ha agotado</text:span><text:span text:style-name="T95">.</text:span></text:p>
          <text:p text:style-name="P94"/>
        </text:list-item>
      </text:list>
      <text:p text:style-name="P1"/>
      <text:p text:style-name="P93"><text:span text:style-name="T50">Procedimiento <text:s/></text:span><text:span text:style-name="T58">mergesort</text:span><text:span text:style-name="T57">(lista):</text:span></text:p>
      <text:p text:style-name="P113"><text:span text:style-name="T54">Si </text:span><text:span text:style-name="T53"><text:s/></text:span><text:span text:style-name="T67">l</text:span><text:span text:style-name="T68">ongitud</text:span><text:span text:style-name="T67">(</text:span><text:span text:style-name="T68">Lista</text:span><text:span text:style-name="T67">) &lt;= 1 </text:span><text:span text:style-name="T68">Entonces</text:span></text:p>
      <text:p text:style-name="P113"><text:span text:style-name="T53"><text:tab/></text:span><text:span text:style-name="T63">Devolver </text:span><text:span text:style-name="T72">lista</text:span></text:p>
      <text:p text:style-name="P114">En_Otro_caso</text:p>
      <text:p text:style-name="P119"><text:span text:style-name="T68">mitad</text:span><text:span text:style-name="T67"> = (l</text:span><text:span text:style-name="T68">ongitud</text:span><text:span text:style-name="T67">(</text:span><text:span text:style-name="T68">Lista</text:span><text:span text:style-name="T67">) // 2) <text:s/></text:span><text:span text:style-name="T68"># //2 representa la división entera</text:span></text:p>
      <text:p text:style-name="P119"><text:span text:style-name="T68">lista1</text:span><text:span text:style-name="T67"> = mergesort </text:span><text:span text:style-name="T68">(</text:span><text:span text:style-name="T69">lista</text:span><text:span text:style-name="T68"> </text:span><text:span text:style-name="T70">[</text:span><text:span text:style-name="T69">0:mitad-1</text:span><text:span text:style-name="T70">])</text:span></text:p>
      <text:p text:style-name="P119"><text:span text:style-name="T68">lista2</text:span><text:span text:style-name="T67"> = mergesort </text:span><text:span text:style-name="T68">(</text:span><text:span text:style-name="T69">lista</text:span><text:span text:style-name="T68"> (</text:span><text:span text:style-name="T69">mitad: longitud(lista)-1</text:span><text:span text:style-name="T70">])</text:span></text:p>
      <text:p text:style-name="P120"><text:span text:style-name="T51">Devolver</text:span><text:span text:style-name="T50"> </text:span><text:span text:style-name="T57">merge(</text:span><text:span text:style-name="T75">lista1, lista2)</text:span></text:p>
      <text:p text:style-name="P117"><text:span text:style-name="T57">Fin_Si</text:span></text:p>
      <text:p text:style-name="P99"><text:span text:style-name="T57">Fin_mergesort</text:span></text:p>
      <text:p text:style-name="P95"/>
      <text:p text:style-name="P96">La notación <text:span text:style-name="T13">lista [inferior:superior]</text:span> <text:s/>representa una sublista cuyos índices están comprendidos entre “inferior” <text:s/>(incluido) y “superior”, sin incluirlo. Por ejemplo,</text:p>
      <text:p text:style-name="P96">lista [0,10] <text:s/>comprendería la sublista de elementos con índices entre 0 y 9.</text:p>
      <text:p text:style-name="P96"/>
      <text:p text:style-name="P97">Por su parte, el algoritmo del procedimiento <text:s/>“<text:span text:style-name="T4">merge</text:span>” para mezclar dos sublistas ordenadas se puede escribir así:</text:p>
      <text:p text:style-name="P97"/>
      <text:p text:style-name="P97"><text:span text:style-name="T50">Procedimiento </text:span><text:span text:style-name="T57">merge(</text:span><text:span text:style-name="T76">lista </text:span><text:span text:style-name="T57">l1, </text:span><text:span text:style-name="T76">lista </text:span><text:span text:style-name="T57">l2):</text:span></text:p>
      <text:p text:style-name="P113"><text:span text:style-name="T67">i </text:span><text:span text:style-name="T69">← </text:span><text:span text:style-name="T67">0</text:span></text:p>
      <text:p text:style-name="P113"><text:span text:style-name="T67">j←</text:span><text:span text:style-name="T69"> </text:span><text:span text:style-name="T67">0</text:span></text:p>
      <text:p text:style-name="P116">Inicializar lista_mezclada</text:p>
      <text:p text:style-name="P113"><text:span text:style-name="T55">Mientras </text:span><text:span text:style-name="T67">i &lt; l</text:span><text:span text:style-name="T69">ongitud</text:span><text:span text:style-name="T67">(l1) </text:span><text:span text:style-name="T69">Y</text:span><text:span text:style-name="T53"> </text:span><text:span text:style-name="T67">j &lt; l</text:span><text:span text:style-name="T71">ongitud</text:span><text:span text:style-name="T67">(l2) </text:span><text:span text:style-name="T64">Hacer</text:span><text:span text:style-name="T69">: </text:span></text:p>
      <text:p text:style-name="P119"><text:span text:style-name="T55">Si </text:span><text:span text:style-name="T67">l1[i] &lt;= l2[j] </text:span><text:span text:style-name="T64">Entonces</text:span><text:span text:style-name="T69">: </text:span></text:p>
      <text:p text:style-name="P124"><text:span text:style-name="T69">Agregar </text:span><text:span text:style-name="T67">l1[i] </text:span><text:span text:style-name="T69">a lista_mezclada</text:span></text:p>
      <text:p text:style-name="P125">i ← i+1</text:p>
      <text:p text:style-name="P121">En_otro_Caso:</text:p>
      <text:p text:style-name="P124"><text:span text:style-name="T69">Agregar </text:span><text:span text:style-name="T67">l</text:span><text:span text:style-name="T69">2</text:span><text:span text:style-name="T67">[</text:span><text:span text:style-name="T71">j</text:span><text:span text:style-name="T67">] </text:span><text:span text:style-name="T69">a lista_mezclada</text:span></text:p>
      <text:p text:style-name="P125">j ← j+1</text:p>
      <text:p text:style-name="P121">Fin_SI</text:p>
      <text:p text:style-name="P115">Fin_mientras</text:p>
      <text:p text:style-name="P116">#Cuando lleguemos al final, hemos agotado alguna de las dos listas</text:p>
      <text:p text:style-name="P116"/>
      <text:p text:style-name="P113"><text:span text:style-name="T55">Mientras</text:span><text:span text:style-name="T53"> </text:span><text:span text:style-name="T67">i &lt; </text:span><text:span text:style-name="T69">longitud</text:span><text:span text:style-name="T67">(l1) </text:span><text:span text:style-name="T64">Hacer</text:span><text:span text:style-name="T69">:</text:span></text:p>
      <text:p text:style-name="P119"><text:span text:style-name="T69">Agregar </text:span><text:span text:style-name="T67">l1[i] </text:span><text:span text:style-name="T69">a lista_mezclada</text:span></text:p>
      <text:p text:style-name="P122">i ← i+1</text:p>
      <text:p text:style-name="P115">Fin_mientras</text:p>
      <text:p text:style-name="P115"/>
      <text:p text:style-name="P113"><text:span text:style-name="T55">Mientras</text:span><text:span text:style-name="T53"> </text:span><text:span text:style-name="T55">j</text:span><text:span text:style-name="T67"> &lt; </text:span><text:span text:style-name="T69">longitud</text:span><text:span text:style-name="T67">(l</text:span><text:span text:style-name="T69">2</text:span><text:span text:style-name="T67">) </text:span><text:span text:style-name="T64">Hacer</text:span><text:span text:style-name="T69">:</text:span></text:p>
      <text:p text:style-name="P119"><text:span text:style-name="T69">Agregar </text:span><text:span text:style-name="T67">l</text:span><text:span text:style-name="T69">2</text:span><text:span text:style-name="T67">[</text:span><text:span text:style-name="T69">j</text:span><text:span text:style-name="T67">] </text:span><text:span text:style-name="T69">a lista_mezclada</text:span></text:p>
      <text:p text:style-name="P122">j ← j+1</text:p>
      <text:p text:style-name="P115">Fin_mientras</text:p>
      <text:p text:style-name="P115"/>
      <text:p text:style-name="P118"><text:span text:style-name="T58">Devolver</text:span><text:span text:style-name="T57"> lista_mezclada</text:span></text:p>
      <text:p text:style-name="P91"><text:span text:style-name="T100">Fin merge</text:span></text:p>
      <text:p text:style-name="P38"><text:soft-page-break/></text:p>
      <text:p text:style-name="P38"/>
      <text:p text:style-name="P106"><text:span text:style-name="T102">E</text:span>l tiempo de ejecución de este algoritmo para una lista de n elementos es del orden de O(n.log(n)), <text:span text:style-name="T101">un tiempo de ejecución ciertamente superior al de O(n) pero mucho más favorable que el de </text:span>de cualquier algoritmo de ordenación por recorrido secuencial de la lista ( que tenían un rendimiento de O(n<text:span text:style-name="T30">2</text:span>))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30"><text:span text:style-name="T100">Parte 6: Otros algoritmos</text:span></text:p>
      <text:p text:style-name="P109"/>
      <text:p text:style-name="P111">Convertir un número de base 10 a base N (N &lt;10)</text:p>
      <text:p text:style-name="P109"/>
      <text:p text:style-name="P100"><text:span text:style-name="T88">Algoritmo ConvertirABase</text:span><text:span text:style-name="T78">N</text:span></text:p>
      <text:p text:style-name="P100"><text:span text:style-name="T78"><text:tab/></text:span></text:p>
      <text:p text:style-name="P98"><text:span text:style-name="T78"><text:tab/>Definir numero, resto Como Entero</text:span></text:p>
      <text:p text:style-name="P98"><text:span text:style-name="T78"><text:tab/>Definir base Como Entero</text:span></text:p>
      <text:p text:style-name="P98"><text:span text:style-name="T78"><text:tab/>Definir resultado Como Caracter</text:span></text:p>
      <text:p text:style-name="P98"><text:span text:style-name="T78"><text:tab/></text:span></text:p>
      <text:p text:style-name="P98"><text:span text:style-name="T78"><text:tab/></text:span></text:p>
      <text:p text:style-name="P98"><text:span text:style-name="T78"><text:tab/>Escribir "Escribe en base 10 el número que deseas convertir"</text:span></text:p>
      <text:p text:style-name="P98"><text:span text:style-name="T78"><text:tab/>Leer numero</text:span></text:p>
      <text:p text:style-name="P98"><text:span text:style-name="T78"><text:tab/>Escribir "Escribe la base a la que deseas convertirlo - de 2 a 9"</text:span></text:p>
      <text:p text:style-name="P98"><text:span text:style-name="T78"><text:tab/>Leer base</text:span></text:p>
      <text:p text:style-name="P98"><text:span text:style-name="T78"><text:tab/>resultado &lt;- "" <text:s/>//inicializamos resultado</text:span></text:p>
      <text:p text:style-name="P98"><text:span text:style-name="T78"/></text:p>
      <text:p text:style-name="P98"><text:span text:style-name="T78"><text:tab/>Mientras <text:s/>trunc(numero/base) &gt;= base Hacer</text:span></text:p>
      <text:p text:style-name="P98"><text:span text:style-name="T78"><text:tab/><text:tab/>resto &lt;- numero Mod base</text:span></text:p>
      <text:p text:style-name="P98"><text:span text:style-name="T78"><text:tab/><text:tab/>resultado &lt;- Concatenar(ConvertirATexto(resto), resultado)</text:span></text:p>
      <text:p text:style-name="P98"><text:span text:style-name="T78"><text:tab/><text:tab/>numero &lt;- trunc(numero/base)</text:span></text:p>
      <text:p text:style-name="P98"><text:span text:style-name="T78"><text:tab/>FinMientras</text:span></text:p>
      <text:p text:style-name="P98"><text:span text:style-name="T78"><text:tab/>//cuando finalicemos, concatenanos el último resto y cociente al resultado</text:span></text:p>
      <text:p text:style-name="P98"><text:span text:style-name="T78"><text:tab/>resultado &lt;- Concatenar(ConvertirATexto(numero Mod base), resultado)</text:span></text:p>
      <text:p text:style-name="P98"><text:span text:style-name="T78"><text:tab/>resultado &lt;- Concatenar(ConvertirATexto(trunc(numero/base)), resultado)</text:span></text:p>
      <text:p text:style-name="P98"><text:span text:style-name="T78"><text:tab/>Escribir "El número en base ", base, " es igual a : ", resultado</text:span></text:p>
      <text:p text:style-name="P100"><text:span text:style-name="T78"><text:tab/></text:span></text:p>
      <text:p text:style-name="P102"><text:span text:style-name="T89">FinAlgoritmo</text:span></text:p>
      <text:p text:style-name="P100"><text:span text:style-name="T78"/></text:p>
      <text:p text:style-name="P100"><text:span text:style-name="T78"/></text:p>
      <text:p text:style-name="P110"><text:span text:style-name="T104">E</text:span><text:span text:style-name="T103">xtraer <text:s/>las cifras de un número, de derecha a izquierda</text:span></text:p>
      <text:p text:style-name="P100"><text:span text:style-name="T78"/></text:p>
      <text:p text:style-name="P100"><text:span text:style-name="T78"/></text:p>
      <text:p text:style-name="P100"><text:span text:style-name="T88">Algoritmo ExtraerCif</text:span><text:span text:style-name="T78">ras</text:span></text:p>
      <text:p text:style-name="P100"><text:span text:style-name="T78"><text:tab/></text:span></text:p>
      <text:p text:style-name="P100"><text:span text:style-name="T78"><text:tab/></text:span><text:span text:style-name="T74">Definir numero, exponente, resto Como Entero</text:span></text:p>
      <text:p text:style-name="P98"><text:span text:style-name="T78"><text:tab/></text:span></text:p>
      <text:p text:style-name="P98"><text:span text:style-name="T78"><text:tab/></text:span></text:p>
      <text:p text:style-name="P98"><text:span text:style-name="T78"><text:tab/>Escribir "Escribe el número"</text:span></text:p>
      <text:p text:style-name="P98"><text:span text:style-name="T78"><text:tab/>Leer numero</text:span></text:p>
      <text:p text:style-name="P98"><text:span text:style-name="T78"><text:tab/>exponente &lt;-0 <text:s text:c="2"/>//inicializamos resultado</text:span></text:p>
      <text:p text:style-name="P98"><text:span text:style-name="T78"/></text:p>
      <text:p text:style-name="P98"><text:span text:style-name="T78"><text:tab/>Mientras <text:s/>numero&gt;=10 Hacer</text:span></text:p>
      <text:p text:style-name="P98"><text:span text:style-name="T78"><text:tab/></text:span></text:p>
      <text:p text:style-name="P98"><text:span text:style-name="T78"><text:tab/><text:tab/>resto &lt;- numero Mod 10</text:span></text:p>
      <text:p text:style-name="P98"><text:span text:style-name="T78"><text:tab/></text:span></text:p>
      <text:p text:style-name="P98"><text:span text:style-name="T78"><text:tab/><text:tab/>Escribir "Dígito correspondiente a ", 10^exponente, " : ", resto</text:span></text:p>
      <text:p text:style-name="P98"><text:span text:style-name="T78"><text:tab/><text:tab/>numero &lt;- trunc(numero/10)</text:span></text:p>
      <text:p text:style-name="P98"><text:span text:style-name="T78"><text:tab/><text:tab/>exponente &lt;- exponente +1</text:span></text:p>
      <text:p text:style-name="P98"><text:span text:style-name="T78"><text:tab/><text:tab/></text:span></text:p>
      <text:p text:style-name="P98"><text:span text:style-name="T78"><text:tab/>FinMientras</text:span></text:p>
      <text:p text:style-name="P98"><text:span text:style-name="T78"><text:tab/>//cuando finalicemos, mostramos la cifra más significativa</text:span></text:p>
      <text:p text:style-name="P98"><text:span text:style-name="T78"><text:tab/>Escribir "Dígito correspondiente a ", 10^exponente, " : ", numero</text:span></text:p>
      <text:p text:style-name="P100"><text:span text:style-name="T78"><text:tab/></text:span></text:p>
      <text:p text:style-name="P102"><text:span text:style-name="T89">FinAlgoritmo</text:span></text:p>
      <text:p text:style-name="P100"><text:span text:style-name="T78"/></text:p>
      <text:p text:style-name="P92"><text:soft-page-break/><text:span text:style-name="T99">T</text:span>ransformar un número de base N (N&lt;10) a base 10</text:p>
      <text:p text:style-name="P110"><text:span text:style-name="T87"/></text:p>
      <text:p text:style-name="P100"><text:span text:style-name="T78">Algoritmo ConvertiABase10</text:span></text:p>
      <text:p text:style-name="P100"><text:span text:style-name="T78"><text:tab/></text:span></text:p>
      <text:p text:style-name="P100"><text:span text:style-name="T78"><text:tab/></text:span><text:span text:style-name="T74">Definir numero, base, exponente, resto Como Entero</text:span></text:p>
      <text:p text:style-name="P98"><text:span text:style-name="T78"><text:tab/>Definir numeroBase10 como Entero</text:span></text:p>
      <text:p text:style-name="P98"><text:span text:style-name="T78"><text:tab/></text:span></text:p>
      <text:p text:style-name="P98"><text:span text:style-name="T78"><text:tab/>Escribir "Escribe el número"</text:span></text:p>
      <text:p text:style-name="P98"><text:span text:style-name="T78"><text:tab/>Leer numero</text:span></text:p>
      <text:p text:style-name="P98"><text:span text:style-name="T78"><text:tab/>Escribir "Escribe la base de numeracion, entre 2 y 9"</text:span></text:p>
      <text:p text:style-name="P98"><text:span text:style-name="T78"><text:tab/>Leer base</text:span></text:p>
      <text:p text:style-name="P98"><text:span text:style-name="T78"><text:tab/>//inicialización de variables</text:span></text:p>
      <text:p text:style-name="P98"><text:span text:style-name="T78"><text:tab/>numeroBase10 &lt;-0</text:span></text:p>
      <text:p text:style-name="P98"><text:span text:style-name="T78"><text:tab/>exponente &lt;-0 <text:s text:c="2"/>//inicializamos resultado</text:span></text:p>
      <text:p text:style-name="P98"><text:span text:style-name="T78"/></text:p>
      <text:p text:style-name="P98"><text:span text:style-name="T78"><text:tab/>Mientras <text:s/>numero&gt;=10 Hacer</text:span></text:p>
      <text:p text:style-name="P98"><text:span text:style-name="T78"><text:tab/></text:span></text:p>
      <text:p text:style-name="P98"><text:span text:style-name="T78"><text:tab/><text:tab/>resto &lt;- numero Mod 10</text:span></text:p>
      <text:p text:style-name="P98"><text:span text:style-name="T78"><text:tab/></text:span></text:p>
      <text:p text:style-name="P98"><text:span text:style-name="T78"><text:tab/><text:tab/>numeroBase10 &lt;- numeroBase10 + resto*(base^exponente)</text:span></text:p>
      <text:p text:style-name="P98"><text:span text:style-name="T78"><text:tab/><text:tab/>numero &lt;- trunc(numero/10)</text:span></text:p>
      <text:p text:style-name="P98"><text:span text:style-name="T78"><text:tab/><text:tab/>exponente &lt;- exponente +1</text:span></text:p>
      <text:p text:style-name="P98"><text:span text:style-name="T78"><text:tab/><text:tab/></text:span></text:p>
      <text:p text:style-name="P98"><text:span text:style-name="T78"><text:tab/>FinMientras</text:span></text:p>
      <text:p text:style-name="P98"><text:span text:style-name="T78"><text:tab/>//cuando finalicemos, sumamos el valor correspondiente a la cifra más significativa</text:span></text:p>
      <text:p text:style-name="P98"><text:span text:style-name="T78"><text:tab/>numeroBase10 &lt;- numeroBase10 + numero*(base^exponente)</text:span></text:p>
      <text:p text:style-name="P98"><text:span text:style-name="T78"><text:tab/>Escribir "El número <text:s/>en base 10 es igual a <text:s/>: ", numeroBase10</text:span></text:p>
      <text:p text:style-name="P100"><text:span text:style-name="T78"><text:tab/></text:span></text:p>
      <text:p text:style-name="P100"><text:span text:style-name="T78">FinAlgoritm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09:28:08.302000000</meta:creation-date>
    <dc:date>2021-03-29T12:51:07.568412878</dc:date>
    <meta:editing-duration>PT1H40M45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7" meta:paragraph-count="589" meta:word-count="2911" meta:character-count="19924" meta:non-whitespace-character-count="16707"/>
  </office:meta>
</office:document-meta>
</file>